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1">
      <style:paragraph-properties fo:text-align="justify" style:justify-single-word="false"/>
      <style:text-properties fo:font-size="14pt" fo:language="en" fo:country="GB" officeooo:paragraph-rsid="000f0ebb" style:font-size-asian="14pt" style:font-size-complex="14pt"/>
    </style:style>
    <style:style style:name="P2" style:family="paragraph" style:parent-style-name="Normal1">
      <style:paragraph-properties fo:text-align="center" style:justify-single-word="false"/>
      <style:text-properties style:font-name="Liberation Serif" fo:font-size="14pt" fo:language="en" fo:country="GB" fo:font-weight="bold" officeooo:rsid="001ac03d" officeooo:paragraph-rsid="001ac03d" style:font-size-asian="14pt" style:font-weight-asian="bold" style:font-size-complex="14pt" style:font-weight-complex="bold"/>
    </style:style>
    <style:style style:name="P3" style:family="paragraph" style:parent-style-name="Normal1">
      <style:paragraph-properties fo:text-align="center" style:justify-single-word="false"/>
      <style:text-properties style:font-name="Liberation Serif" fo:font-size="14pt" fo:language="en" fo:country="GB" fo:font-weight="bold" officeooo:rsid="00354901" officeooo:paragraph-rsid="00354901" style:font-size-asian="14pt" style:font-weight-asian="bold" style:font-size-complex="14pt" style:font-weight-complex="bold"/>
    </style:style>
    <style:style style:name="P4" style:family="paragraph" style:parent-style-name="Normal1">
      <style:paragraph-properties fo:text-align="justify" style:justify-single-word="false"/>
      <style:text-properties style:font-name="Liberation Serif" fo:font-size="12pt" fo:language="en" fo:country="GB" fo:font-weight="normal" officeooo:paragraph-rsid="000f0ebb" style:font-size-asian="12pt" style:font-weight-asian="normal" style:font-size-complex="12pt" style:font-weight-complex="normal"/>
    </style:style>
    <style:style style:name="P5" style:family="paragraph" style:parent-style-name="Normal1">
      <style:paragraph-properties fo:text-align="justify" style:justify-single-word="false"/>
      <style:text-properties style:font-name="Liberation Serif" fo:font-size="12pt" fo:language="en" fo:country="GB" fo:font-weight="normal" officeooo:rsid="00122314" officeooo:paragraph-rsid="00122314" style:font-size-asian="12pt" style:font-weight-asian="normal" style:font-size-complex="12pt" style:font-weight-complex="normal"/>
    </style:style>
    <style:style style:name="P6" style:family="paragraph" style:parent-style-name="Normal1">
      <style:paragraph-properties fo:text-align="justify" style:justify-single-word="false"/>
      <style:text-properties style:font-name="Liberation Serif" fo:font-size="12pt" fo:language="en" fo:country="GB" fo:font-weight="normal" officeooo:rsid="00122314" officeooo:paragraph-rsid="00171085" style:font-size-asian="12pt" style:font-weight-asian="normal" style:font-size-complex="12pt" style:font-weight-complex="normal"/>
    </style:style>
    <style:style style:name="P7" style:family="paragraph" style:parent-style-name="Normal1">
      <style:paragraph-properties fo:text-align="justify" style:justify-single-word="false"/>
      <style:text-properties style:font-name="Liberation Serif" fo:font-size="12pt" fo:language="en" fo:country="GB" fo:font-weight="normal" officeooo:rsid="001c9326" officeooo:paragraph-rsid="001c9326" style:font-size-asian="12pt" style:font-weight-asian="normal" style:font-size-complex="12pt" style:font-weight-complex="normal"/>
    </style:style>
    <style:style style:name="P8" style:family="paragraph" style:parent-style-name="Normal1">
      <style:paragraph-properties fo:text-align="start" style:justify-single-word="false"/>
      <style:text-properties style:font-name="Liberation Serif" fo:font-size="12pt" fo:language="en" fo:country="GB" fo:font-weight="normal" officeooo:rsid="001e43f0" officeooo:paragraph-rsid="001e43f0" style:font-size-asian="12pt" style:font-weight-asian="normal" style:font-size-complex="12pt" style:font-weight-complex="normal"/>
    </style:style>
    <style:style style:name="P9" style:family="paragraph" style:parent-style-name="Normal1">
      <style:paragraph-properties fo:text-align="start" style:justify-single-word="false"/>
      <style:text-properties style:font-name="Liberation Serif" fo:font-size="12pt" fo:language="en" fo:country="GB" fo:font-weight="normal" officeooo:rsid="00200cb0" officeooo:paragraph-rsid="00200cb0" style:font-size-asian="12pt" style:font-weight-asian="normal" style:font-size-complex="12pt" style:font-weight-complex="normal"/>
    </style:style>
    <style:style style:name="P10" style:family="paragraph" style:parent-style-name="Normal1">
      <style:paragraph-properties fo:text-align="start" style:justify-single-word="false"/>
      <style:text-properties style:font-name="Liberation Serif" fo:font-size="12pt" fo:language="en" fo:country="GB" fo:font-weight="normal" officeooo:rsid="00205517" officeooo:paragraph-rsid="00205517" style:font-size-asian="12pt" style:font-weight-asian="normal" style:font-size-complex="12pt" style:font-weight-complex="normal"/>
    </style:style>
    <style:style style:name="P11" style:family="paragraph" style:parent-style-name="Normal1">
      <style:paragraph-properties fo:text-align="justify" style:justify-single-word="false"/>
      <style:text-properties style:font-name="Liberation Serif"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12" style:family="paragraph" style:parent-style-name="Normal1">
      <style:paragraph-properties fo:margin-top="0cm" fo:margin-bottom="0cm" style:contextual-spacing="false" fo:line-height="100%" fo:text-align="justify" style:justify-single-word="false"/>
      <style:text-properties style:font-name="Liberation Serif" fo:font-size="12pt" fo:language="en" fo:country="GB" fo:font-weight="normal" officeooo:paragraph-rsid="003d2c2b" style:font-size-asian="12pt" style:font-weight-asian="normal" style:font-name-complex="Liberation Serif1" style:font-size-complex="12pt" style:font-weight-complex="normal"/>
    </style:style>
    <style:style style:name="P13" style:family="paragraph" style:parent-style-name="Normal1">
      <style:paragraph-properties fo:text-align="justify" style:justify-single-word="false"/>
      <style:text-properties style:font-name="Liberation Serif" fo:font-size="12pt" fo:language="en" fo:country="GB" fo:font-weight="bold" officeooo:rsid="00122314" officeooo:paragraph-rsid="00122314" style:font-size-asian="12pt" style:font-weight-asian="bold" style:font-size-complex="12pt" style:font-weight-complex="bold"/>
    </style:style>
    <style:style style:name="P14" style:family="paragraph" style:parent-style-name="Normal1">
      <style:paragraph-properties fo:text-align="justify" style:justify-single-word="false"/>
      <style:text-properties style:font-name="Liberation Serif" fo:font-size="12pt" fo:language="en" fo:country="GB" fo:font-weight="bold" officeooo:rsid="001b95fd" officeooo:paragraph-rsid="00122314" style:font-size-asian="12pt" style:font-weight-asian="bold" style:font-size-complex="12pt" style:font-weight-complex="bold"/>
    </style:style>
    <style:style style:name="P15" style:family="paragraph" style:parent-style-name="Normal1">
      <style:paragraph-properties fo:text-align="justify" style:justify-single-word="false"/>
      <style:text-properties style:font-name="Liberation Serif" fo:font-size="12pt" fo:language="en" fo:country="GB" fo:font-weight="bold" officeooo:rsid="001c9326" officeooo:paragraph-rsid="001c9326" style:font-size-asian="12pt" style:font-weight-asian="bold" style:font-size-complex="12pt" style:font-weight-complex="bold"/>
    </style:style>
    <style:style style:name="P16" style:family="paragraph" style:parent-style-name="Normal1">
      <style:paragraph-properties fo:text-align="start" style:justify-single-word="false"/>
      <style:text-properties style:font-name="Liberation Serif" fo:font-size="12pt" fo:language="en" fo:country="GB" fo:font-weight="bold" officeooo:rsid="001e43f0" officeooo:paragraph-rsid="001e43f0" style:font-size-asian="12pt" style:font-weight-asian="bold" style:font-size-complex="12pt" style:font-weight-complex="bold"/>
    </style:style>
    <style:style style:name="P17" style:family="paragraph" style:parent-style-name="Normal1">
      <style:paragraph-properties fo:text-align="start" style:justify-single-word="false"/>
      <style:text-properties style:font-name="Liberation Serif" fo:font-size="12pt" fo:language="en" fo:country="GB" fo:font-weight="bold" officeooo:rsid="00200cb0" officeooo:paragraph-rsid="00200cb0" style:font-size-asian="12pt" style:font-weight-asian="bold" style:font-size-complex="12pt" style:font-weight-complex="bold"/>
    </style:style>
    <style:style style:name="P18" style:family="paragraph" style:parent-style-name="Normal1">
      <style:paragraph-properties fo:text-align="start" style:justify-single-word="false"/>
      <style:text-properties style:font-name="Liberation Serif" fo:font-size="12pt" fo:language="en" fo:country="GB" fo:font-weight="bold" officeooo:rsid="00205517" officeooo:paragraph-rsid="00205517" style:font-size-asian="12pt" style:font-weight-asian="bold" style:font-size-complex="12pt" style:font-weight-complex="bold"/>
    </style:style>
    <style:style style:name="P19" style:family="paragraph" style:parent-style-name="Normal1">
      <style:paragraph-properties fo:text-align="justify" style:justify-single-word="false"/>
      <style:text-properties style:font-name="Liberation Serif" fo:font-size="12pt" fo:language="en" fo:country="GB" fo:font-weight="bold" officeooo:rsid="004f22e4" officeooo:paragraph-rsid="004f22e4" style:font-size-asian="12pt" style:language-asian="en" style:country-asian="US" style:font-weight-asian="bold" style:font-size-complex="12pt" style:language-complex="ar" style:country-complex="SA" style:font-weight-complex="bold"/>
    </style:style>
    <style:style style:name="P20" style:family="paragraph" style:parent-style-name="Normal1">
      <style:paragraph-properties fo:text-align="justify" style:justify-single-word="false"/>
      <style:text-properties style:font-name="Liberation Serif" fo:font-size="12pt" fo:language="en" fo:country="GB" officeooo:paragraph-rsid="0074710b" style:font-size-asian="12pt" style:language-asian="en" style:country-asian="US" style:font-size-complex="12pt" style:language-complex="ar" style:country-complex="SA"/>
    </style:style>
    <style:style style:name="P21" style:family="paragraph" style:parent-style-name="Normal1">
      <style:paragraph-properties fo:text-align="justify" style:justify-single-word="false"/>
      <style:text-properties style:font-name="Liberation Serif" fo:font-size="12pt" fo:language="en" fo:country="GB" officeooo:rsid="005c9929" officeooo:paragraph-rsid="005c9929" style:font-size-asian="12pt" style:language-asian="en" style:country-asian="US" style:font-name-complex="Liberation Serif1" style:font-size-complex="12pt" style:language-complex="ar" style:country-complex="SA"/>
    </style:style>
    <style:style style:name="P22"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bold" officeooo:paragraph-rsid="003d2c2b" style:font-size-asian="12pt" style:font-weight-asian="bold" style:font-name-complex="Liberation Serif1" style:font-size-complex="12pt" style:font-weight-complex="bold"/>
    </style:style>
    <style:style style:name="P23" style:family="paragraph" style:parent-style-name="Normal1">
      <style:paragraph-properties fo:text-align="center" style:justify-single-word="false"/>
      <style:text-properties style:font-name="Liberation Serif" fo:font-size="16pt" fo:language="en" fo:country="GB" fo:font-weight="bold" officeooo:rsid="0010e736" officeooo:paragraph-rsid="0010e736" style:font-size-asian="16pt" style:font-weight-asian="bold" style:font-size-complex="16pt" style:font-weight-complex="bold"/>
    </style:style>
    <style:style style:name="P24" style:family="paragraph" style:parent-style-name="Normal1">
      <style:paragraph-properties fo:text-align="justify" style:justify-single-word="false"/>
      <style:text-properties fo:font-weight="bold" officeooo:paragraph-rsid="00122314" style:font-weight-asian="bold" style:font-weight-complex="bold"/>
    </style:style>
    <style:style style:name="P25" style:family="paragraph" style:parent-style-name="Normal1">
      <style:paragraph-properties fo:text-align="center" style:justify-single-word="false"/>
      <style:text-properties officeooo:paragraph-rsid="0013fc38"/>
    </style:style>
    <style:style style:name="P26" style:family="paragraph" style:parent-style-name="Normal1">
      <style:paragraph-properties fo:text-align="justify" style:justify-single-word="false"/>
      <style:text-properties style:font-name="Liberation Serif1" fo:font-size="14pt" fo:language="en" fo:country="GB" fo:font-style="italic" officeooo:paragraph-rsid="00122314" style:font-size-asian="14pt" style:font-style-asian="italic" style:font-name-complex="Liberation Serif1" style:font-size-complex="14pt" style:font-style-complex="italic"/>
    </style:style>
    <style:style style:name="P27" style:family="paragraph" style:parent-style-name="Normal1">
      <style:paragraph-properties fo:text-align="justify" style:justify-single-word="false"/>
      <style:text-properties style:font-name="Liberation Serif1" fo:font-size="14pt" fo:language="en" fo:country="GB" fo:font-weight="bold" officeooo:paragraph-rsid="00122314" style:font-size-asian="14pt" style:font-weight-asian="bold" style:font-name-complex="Liberation Serif1" style:font-size-complex="14pt" style:font-weight-complex="bold"/>
    </style:style>
    <style:style style:name="P28" style:family="paragraph" style:parent-style-name="Normal1">
      <style:paragraph-properties fo:text-align="justify" style:justify-single-word="false"/>
      <style:text-properties style:font-name="Liberation Serif1" fo:font-size="14pt" fo:language="en" fo:country="GB" fo:font-weight="bold" officeooo:paragraph-rsid="00392c83" style:font-size-asian="14pt" style:font-weight-asian="bold" style:font-name-complex="Liberation Serif1" style:font-size-complex="14pt" style:font-weight-complex="bold"/>
    </style:style>
    <style:style style:name="P29" style:family="paragraph" style:parent-style-name="Normal1">
      <style:paragraph-properties fo:text-align="center" style:justify-single-word="false"/>
      <style:text-properties style:font-name="Liberation Serif1" fo:font-size="14pt" fo:language="en" fo:country="GB" fo:font-weight="bold" officeooo:paragraph-rsid="00231a6b" style:font-size-asian="14pt" style:font-weight-asian="bold" style:font-name-complex="Liberation Serif1" style:font-size-complex="14pt" style:font-weight-complex="bold"/>
    </style:style>
    <style:style style:name="P30" style:family="paragraph" style:parent-style-name="Normal1">
      <style:paragraph-properties fo:text-align="center" style:justify-single-word="false"/>
      <style:text-properties style:font-name="Liberation Serif1" fo:font-size="14pt" fo:language="en" fo:country="GB" fo:font-weight="bold" officeooo:paragraph-rsid="0037a745" style:font-size-asian="14pt" style:font-weight-asian="bold" style:font-name-complex="Liberation Serif1" style:font-size-complex="14pt" style:font-weight-complex="bold"/>
    </style:style>
    <style:style style:name="P31"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P32" style:family="paragraph" style:parent-style-name="Normal1">
      <style:paragraph-properties fo:text-align="center"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3" style:family="paragraph" style:parent-style-name="Normal1">
      <style:paragraph-properties fo:text-align="start"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4" style:family="paragraph" style:parent-style-name="Normal1">
      <style:paragraph-properties fo:text-align="center" style:justify-single-word="false"/>
      <style:text-properties style:font-name="Liberation Serif1" fo:font-size="14pt" fo:font-weight="bold" officeooo:paragraph-rsid="003d2c2b" style:font-size-asian="14pt" style:font-weight-asian="bold" style:font-name-complex="Liberation Serif1" style:font-size-complex="14pt" style:font-weight-complex="bold"/>
    </style:style>
    <style:style style:name="P35" style:family="paragraph" style:parent-style-name="Normal1">
      <style:paragraph-properties fo:text-align="start" style:justify-single-word="false"/>
      <style:text-properties style:font-name="Liberation Serif1" fo:font-size="12pt" fo:language="en" fo:country="GB" fo:font-style="italic" fo:font-weight="normal" officeooo:paragraph-rsid="0013fc38" style:font-size-asian="12pt" style:font-style-asian="italic" style:font-weight-asian="normal" style:font-name-complex="Liberation Serif1" style:font-size-complex="12pt" style:font-style-complex="italic" style:font-weight-complex="normal"/>
    </style:style>
    <style:style style:name="P36" style:family="paragraph" style:parent-style-name="Normal1">
      <style:paragraph-properties fo:text-align="justify" style:justify-single-word="false"/>
      <style:text-properties style:font-name="Liberation Serif1" fo:font-size="12pt" fo:language="en" fo:country="GB" officeooo:paragraph-rsid="00278264" style:font-size-asian="12pt" style:font-name-complex="Liberation Serif1" style:font-size-complex="12pt"/>
    </style:style>
    <style:style style:name="P37" style:family="paragraph" style:parent-style-name="Normal1">
      <style:paragraph-properties fo:text-align="justify" style:justify-single-word="false"/>
      <style:text-properties style:font-name="Liberation Serif1" fo:font-size="12pt" fo:language="en" fo:country="GB" officeooo:paragraph-rsid="0037a745" style:font-size-asian="12pt" style:font-name-complex="Liberation Serif1" style:font-size-complex="12pt"/>
    </style:style>
    <style:style style:name="P38" style:family="paragraph" style:parent-style-name="Normal1">
      <style:paragraph-properties fo:text-align="justify" style:justify-single-word="false"/>
      <style:text-properties style:font-name="Liberation Serif1" fo:font-size="12pt" fo:language="en" fo:country="GB" officeooo:paragraph-rsid="00392c83" style:font-size-asian="12pt" style:font-name-complex="Liberation Serif1" style:font-size-complex="12pt"/>
    </style:style>
    <style:style style:name="P39" style:family="paragraph" style:parent-style-name="Normal1">
      <style:paragraph-properties fo:text-align="justify" style:justify-single-word="false"/>
      <style:text-properties style:font-name="Liberation Serif1" fo:font-size="12pt" fo:language="en" fo:country="GB" officeooo:paragraph-rsid="0067050a" style:font-size-asian="12pt" style:font-name-complex="Liberation Serif1" style:font-size-complex="12pt"/>
    </style:style>
    <style:style style:name="P40" style:family="paragraph" style:parent-style-name="Normal1">
      <style:paragraph-properties fo:text-align="justify" style:justify-single-word="false"/>
      <style:text-properties style:font-name="Liberation Serif1" fo:font-size="12pt" fo:language="en" fo:country="GB" officeooo:paragraph-rsid="006af293" style:font-size-asian="12pt" style:font-name-complex="Liberation Serif1" style:font-size-complex="12pt"/>
    </style:style>
    <style:style style:name="P41" style:family="paragraph" style:parent-style-name="Normal1">
      <style:paragraph-properties fo:text-align="justify" style:justify-single-word="false"/>
      <style:text-properties style:font-name="Liberation Serif1" fo:font-size="12pt" fo:language="en" fo:country="GB" officeooo:rsid="00278264" officeooo:paragraph-rsid="0065979b" style:font-size-asian="12pt" style:font-name-complex="Liberation Serif1" style:font-size-complex="12pt"/>
    </style:style>
    <style:style style:name="P42" style:family="paragraph" style:parent-style-name="Normal1">
      <style:paragraph-properties fo:text-align="justify" style:justify-single-word="false"/>
      <style:text-properties style:font-name="Liberation Serif1" fo:font-size="12pt" fo:language="en" fo:country="GB" fo:font-weight="normal" officeooo:paragraph-rsid="0035f5b0" style:font-size-asian="12pt" style:font-weight-asian="normal" style:font-name-complex="Liberation Serif1" style:font-size-complex="12pt" style:font-weight-complex="normal"/>
    </style:style>
    <style:style style:name="P43" style:family="paragraph" style:parent-style-name="Normal1">
      <style:paragraph-properties fo:text-align="justify" style:justify-single-word="false"/>
      <style:text-properties style:font-name="Liberation Serif1" fo:font-size="12pt" fo:language="en" fo:country="GB" fo:font-weight="normal" officeooo:paragraph-rsid="0037a745" style:font-size-asian="12pt" style:font-weight-asian="normal" style:font-name-complex="Liberation Serif1" style:font-size-complex="12pt" style:font-weight-complex="normal"/>
    </style:style>
    <style:style style:name="P44" style:family="paragraph" style:parent-style-name="Normal1">
      <style:paragraph-properties fo:text-align="justify" style:justify-single-word="false"/>
      <style:text-properties style:font-name="Liberation Serif1" fo:font-size="12pt" fo:language="en" fo:country="GB" fo:font-weight="normal" officeooo:paragraph-rsid="00392c83" style:font-size-asian="12pt" style:font-weight-asian="normal" style:font-name-complex="Liberation Serif1" style:font-size-complex="12pt" style:font-weight-complex="normal"/>
    </style:style>
    <style:style style:name="P45" style:family="paragraph" style:parent-style-name="Normal1">
      <style:paragraph-properties fo:text-align="justify" style:justify-single-word="false"/>
      <style:text-properties style:font-name="Liberation Serif1" fo:font-size="12pt" fo:language="en" fo:country="GB" fo:font-weight="normal" officeooo:paragraph-rsid="006c1011" style:font-size-asian="12pt" style:font-weight-asian="normal" style:font-name-complex="Liberation Serif1" style:font-size-complex="12pt" style:font-weight-complex="normal"/>
    </style:style>
    <style:style style:name="P46"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47" style:family="paragraph" style:parent-style-name="Normal1">
      <style:paragraph-properties fo:text-align="justify" style:justify-single-word="false"/>
      <style:text-properties style:font-name="Liberation Serif1"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8"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49" style:family="paragraph" style:parent-style-name="Normal1">
      <style:paragraph-properties fo:text-align="justify" style:justify-single-word="false"/>
      <style:text-properties style:font-name="Liberation Serif1" fo:font-size="12pt" fo:language="en" fo:country="GB" fo:font-weight="normal" officeooo:rsid="003af643" officeooo:paragraph-rsid="006c38f8" style:font-size-asian="12pt" style:font-weight-asian="normal" style:font-name-complex="Liberation Serif1" style:font-size-complex="12pt" style:font-weight-complex="normal"/>
    </style:style>
    <style:style style:name="P50" style:family="paragraph" style:parent-style-name="Normal1">
      <style:paragraph-properties fo:text-align="justify" style:justify-single-word="false"/>
      <style:text-properties style:font-name="Liberation Serif1" fo:font-size="12pt" fo:language="en" fo:country="GB" fo:font-weight="normal" officeooo:rsid="003d2c2b" officeooo:paragraph-rsid="003d2c2b" style:font-size-asian="12pt" style:font-weight-asian="normal" style:font-name-complex="Liberation Serif1" style:font-size-complex="12pt" style:font-weight-complex="normal"/>
    </style:style>
    <style:style style:name="P51" style:family="paragraph" style:parent-style-name="Normal1">
      <style:paragraph-properties fo:text-align="justify" style:justify-single-word="false"/>
      <style:text-properties style:font-name="Liberation Serif1" fo:font-size="12pt" fo:language="en" fo:country="GB" fo:font-weight="normal" officeooo:rsid="006063a6" officeooo:paragraph-rsid="006063a6" style:font-size-asian="12pt" style:font-weight-asian="normal" style:font-name-complex="Liberation Serif1" style:font-size-complex="12pt" style:font-weight-complex="normal"/>
    </style:style>
    <style:style style:name="P52" style:family="paragraph" style:parent-style-name="Normal1">
      <style:paragraph-properties fo:text-align="justify" style:justify-single-word="false"/>
      <style:text-properties style:font-name="Liberation Serif1" fo:font-size="12pt" fo:language="en" fo:country="GB" fo:font-weight="normal" officeooo:rsid="0062fb82" officeooo:paragraph-rsid="0062fb82" style:font-size-asian="12pt" style:font-weight-asian="normal" style:font-name-complex="Liberation Serif1" style:font-size-complex="12pt" style:font-weight-complex="normal"/>
    </style:style>
    <style:style style:name="P53"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54" style:family="paragraph" style:parent-style-name="Normal1">
      <style:paragraph-properties fo:text-align="justify" style:justify-single-word="false"/>
      <style:text-properties style:font-name="Liberation Serif1" fo:font-size="12pt" fo:language="en" fo:country="GB" fo:font-weight="bold" officeooo:rsid="003af643" officeooo:paragraph-rsid="003af643" style:font-size-asian="12pt" style:font-weight-asian="bold" style:font-name-complex="Liberation Serif1" style:font-size-complex="12pt" style:font-weight-complex="bold"/>
    </style:style>
    <style:style style:name="P55" style:family="paragraph" style:parent-style-name="Normal1">
      <style:paragraph-properties fo:margin-top="0cm" fo:margin-bottom="0cm" style:contextual-spacing="false" fo:text-align="justify" style:justify-single-word="false"/>
      <style:text-properties style:font-name="Liberation Serif1" fo:font-size="12pt" officeooo:paragraph-rsid="003d2c2b" style:font-size-asian="12pt" style:font-name-complex="Liberation Serif1" style:font-size-complex="12pt"/>
    </style:style>
    <style:style style:name="P56" style:family="paragraph" style:parent-style-name="Normal1">
      <style:paragraph-properties fo:text-align="justify" style:justify-single-word="false"/>
      <style:text-properties style:font-name="Liberation Serif1" fo:font-size="12pt" officeooo:paragraph-rsid="0037a745" style:font-size-asian="12pt" style:font-name-complex="Liberation Serif1" style:font-size-complex="12pt" loext:padding="0cm" loext:border="none" loext:shadow="none"/>
    </style:style>
    <style:style style:name="P57" style:family="paragraph" style:parent-style-name="Text_20_body">
      <style:paragraph-properties fo:margin-top="0cm" fo:margin-bottom="0cm" style:contextual-spacing="false" fo:line-height="100%" fo:text-align="justify" style:justify-single-word="false"/>
      <style:text-properties style:font-name="Liberation Serif1" fo:font-size="12pt" officeooo:paragraph-rsid="003d2c2b" style:font-size-asian="12pt" style:font-name-complex="Liberation Serif1" style:font-size-complex="12pt"/>
    </style:style>
    <style:style style:name="P58" style:family="paragraph" style:parent-style-name="Normal1">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9" style:family="paragraph" style:parent-style-name="Text_20_body">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60" style:family="paragraph" style:parent-style-name="Normal1">
      <style:paragraph-properties fo:margin-top="0.499cm" fo:margin-bottom="0.28cm" style:contextual-spacing="false"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61" style:family="paragraph" style:parent-style-name="Text_20_body">
      <style:paragraph-properties fo:margin-top="0cm" fo:margin-bottom="0.199cm" style:contextual-spacing="false" fo:line-height="100%" fo:text-align="start"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62" style:family="paragraph" style:parent-style-name="Text_20_body">
      <style:paragraph-properties fo:margin-top="0cm" fo:margin-bottom="0.199cm" style:contextual-spacing="false" fo:line-height="100%"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63" style:family="paragraph" style:parent-style-name="Normal1">
      <style:paragraph-properties fo:margin-top="0cm" fo:margin-bottom="0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4" style:family="paragraph" style:parent-style-name="Text_20_body">
      <style:paragraph-properties fo:margin-top="0cm" fo:margin-bottom="0.199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5" style:family="paragraph" style:parent-style-name="Text_20_body">
      <style:paragraph-properties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6" style:family="paragraph" style:parent-style-name="Text_20_body">
      <style:paragraph-properties fo:margin-top="0cm" fo:margin-bottom="0cm" style:contextual-spacing="false"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7" style:family="paragraph" style:parent-style-name="Normal1">
      <style:paragraph-properties fo:text-align="justify" style:justify-single-word="false"/>
      <style:text-properties fo:font-size="12pt" officeooo:paragraph-rsid="00122314" style:font-size-asian="12pt" style:font-size-complex="12pt"/>
    </style:style>
    <style:style style:name="P68" style:family="paragraph" style:parent-style-name="Normal1">
      <style:paragraph-properties fo:text-align="justify" style:justify-single-word="false"/>
      <style:text-properties fo:font-size="12pt" officeooo:rsid="006a3664" officeooo:paragraph-rsid="006a3664" style:font-size-asian="12pt" style:font-size-complex="12pt"/>
    </style:style>
    <style:style style:name="P69" style:family="paragraph" style:parent-style-name="Normal1">
      <style:paragraph-properties fo:text-align="justify" style:justify-single-word="false"/>
      <style:text-properties fo:font-size="12pt" officeooo:rsid="007b939f" officeooo:paragraph-rsid="007b939f" style:font-size-asian="12pt" style:font-size-complex="12pt"/>
    </style:style>
    <style:style style:name="P70" style:family="paragraph" style:parent-style-name="Normal1">
      <style:paragraph-properties fo:text-align="justify" style:justify-single-word="false"/>
      <style:text-properties fo:font-size="12pt" fo:language="en" fo:country="GB" officeooo:rsid="002ae8e3" officeooo:paragraph-rsid="004c3179" style:font-size-asian="12pt" style:language-asian="en" style:country-asian="US" style:font-size-complex="12pt" style:language-complex="ar" style:country-complex="SA"/>
    </style:style>
    <style:style style:name="P71"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72" style:family="paragraph" style:parent-style-name="Normal1">
      <style:paragraph-properties fo:text-align="justify" style:justify-single-word="false"/>
      <style:text-properties fo:font-size="12pt" fo:language="en" fo:country="GB" officeooo:rsid="004ec0e4" officeooo:paragraph-rsid="004ec0e4" style:font-size-asian="12pt" style:language-asian="en" style:country-asian="US" style:font-size-complex="12pt" style:language-complex="ar" style:country-complex="SA"/>
    </style:style>
    <style:style style:name="P73" style:family="paragraph" style:parent-style-name="Normal1">
      <style:paragraph-properties fo:text-align="justify" style:justify-single-word="false"/>
      <style:text-properties fo:font-size="12pt" fo:language="en" fo:country="GB" officeooo:paragraph-rsid="00697af9" style:font-size-asian="12pt" style:language-asian="en" style:country-asian="US" style:font-size-complex="12pt" style:language-complex="ar" style:country-complex="SA"/>
    </style:style>
    <style:style style:name="P74" style:family="paragraph" style:parent-style-name="Normal1">
      <style:paragraph-properties fo:text-align="justify" style:justify-single-word="false"/>
      <style:text-properties fo:font-size="12pt" fo:language="en" fo:country="GB" officeooo:paragraph-rsid="006af293" style:font-size-asian="12pt" style:language-asian="en" style:country-asian="US" style:font-size-complex="12pt" style:language-complex="ar" style:country-complex="SA"/>
    </style:style>
    <style:style style:name="P75" style:family="paragraph" style:parent-style-name="Normal1">
      <style:paragraph-properties fo:text-align="justify" style:justify-single-word="false"/>
      <style:text-properties fo:font-size="12pt" fo:language="en" fo:country="GB" officeooo:paragraph-rsid="006b9a65" style:font-size-asian="12pt" style:language-asian="en" style:country-asian="US" style:font-size-complex="12pt" style:language-complex="ar" style:country-complex="SA"/>
    </style:style>
    <style:style style:name="P76" style:family="paragraph" style:parent-style-name="Normal1">
      <style:paragraph-properties fo:text-align="justify" style:justify-single-word="false"/>
      <style:text-properties fo:font-size="12pt" fo:language="en" fo:country="GB" officeooo:rsid="005453b8" officeooo:paragraph-rsid="00597fd5" style:font-size-asian="12pt" style:language-asian="en" style:country-asian="US" style:font-size-complex="12pt" style:language-complex="ar" style:country-complex="SA"/>
    </style:style>
    <style:style style:name="P77" style:family="paragraph" style:parent-style-name="Normal1">
      <style:paragraph-properties fo:text-align="justify" style:justify-single-word="false"/>
      <style:text-properties fo:font-size="12pt" fo:language="en" fo:country="GB" officeooo:rsid="002ba3fe" officeooo:paragraph-rsid="006c38f8" style:font-size-asian="12pt" style:language-asian="en" style:country-asian="US" style:font-size-complex="12pt" style:language-complex="ar" style:country-complex="SA"/>
    </style:style>
    <style:style style:name="P78" style:family="paragraph" style:parent-style-name="Normal1">
      <style:paragraph-properties fo:text-align="justify" style:justify-single-word="false"/>
      <style:text-properties fo:font-size="12pt" fo:language="en" fo:country="GB" officeooo:rsid="006af293" officeooo:paragraph-rsid="006af293" style:font-size-asian="12pt" style:language-asian="en" style:country-asian="US" style:font-size-complex="12pt" style:language-complex="ar" style:country-complex="SA"/>
    </style:style>
    <style:style style:name="P79" style:family="paragraph" style:parent-style-name="Normal1">
      <style:paragraph-properties fo:text-align="justify" style:justify-single-word="false"/>
      <style:text-properties fo:font-size="12pt" fo:language="en" fo:country="GB" officeooo:rsid="001dadf2" officeooo:paragraph-rsid="006c38f8" style:font-size-asian="12pt" style:language-asian="en" style:country-asian="US" style:font-size-complex="12pt" style:language-complex="ar" style:country-complex="SA"/>
    </style:style>
    <style:style style:name="P80" style:family="paragraph" style:parent-style-name="Normal1">
      <style:paragraph-properties fo:text-align="justify" style:justify-single-word="false"/>
      <style:text-properties fo:font-size="12pt" fo:language="en" fo:country="GB" fo:font-weight="normal" officeooo:rsid="001200e4" officeooo:paragraph-rsid="0053f3b9" style:font-size-asian="12pt" style:language-asian="en" style:country-asian="US" style:font-weight-asian="normal" style:font-size-complex="12pt" style:language-complex="ar" style:country-complex="SA" style:font-weight-complex="normal"/>
    </style:style>
    <style:style style:name="P81" style:family="paragraph" style:parent-style-name="Text_20_body">
      <style:paragraph-properties fo:margin-top="0cm" fo:margin-bottom="0cm" style:contextual-spacing="false" fo:line-height="100%" fo:text-align="justify" style:justify-single-word="false"/>
      <style:text-properties fo:font-size="12pt" fo:font-weight="normal" officeooo:paragraph-rsid="003d2c2b" style:font-size-asian="12pt" style:font-weight-asian="normal" style:font-size-complex="12pt" style:font-weight-complex="normal"/>
    </style:style>
    <style:style style:name="P82" style:family="paragraph" style:parent-style-name="Normal1">
      <style:paragraph-properties fo:text-align="justify" style:justify-single-word="false"/>
      <style:text-properties officeooo:paragraph-rsid="0037a745"/>
    </style:style>
    <style:style style:name="P83" style:family="paragraph" style:parent-style-name="Normal1">
      <style:paragraph-properties fo:text-align="justify" style:justify-single-word="false"/>
      <style:text-properties officeooo:paragraph-rsid="00392c83"/>
    </style:style>
    <style:style style:name="P84" style:family="paragraph" style:parent-style-name="Normal1">
      <style:paragraph-properties fo:text-align="justify" style:justify-single-word="false"/>
      <style:text-properties officeooo:paragraph-rsid="004c3179"/>
    </style:style>
    <style:style style:name="P85" style:family="paragraph" style:parent-style-name="Normal1">
      <style:paragraph-properties fo:margin-top="0cm" fo:margin-bottom="0cm" style:contextual-spacing="false" fo:line-height="100%" fo:text-align="justify" style:justify-single-word="false"/>
      <style:text-properties officeooo:paragraph-rsid="003d2c2b"/>
    </style:style>
    <style:style style:name="P86"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87" style:family="paragraph" style:parent-style-name="Text_20_body">
      <style:paragraph-properties fo:line-height="100%" fo:text-align="start" style:justify-single-word="false"/>
      <style:text-properties officeooo:paragraph-rsid="003d2c2b"/>
    </style:style>
    <style:style style:name="P88" style:family="paragraph" style:parent-style-name="Text_20_body">
      <style:paragraph-properties fo:margin-top="0cm" fo:margin-bottom="0cm" style:contextual-spacing="false" fo:line-height="100%" fo:text-align="start" style:justify-single-word="false"/>
      <style:text-properties officeooo:paragraph-rsid="003d2c2b"/>
    </style:style>
    <style:style style:name="P89" style:family="paragraph" style:parent-style-name="Normal1">
      <style:paragraph-properties fo:text-align="justify" style:justify-single-word="false"/>
      <style:text-properties fo:language="en" fo:country="GB" officeooo:paragraph-rsid="0070f5cc" style:language-asian="en" style:country-asian="US" style:language-complex="ar" style:country-complex="SA"/>
    </style:style>
    <style:style style:name="P90" style:family="paragraph" style:parent-style-name="Heading_20_1">
      <style:paragraph-properties fo:margin-left="0cm" fo:margin-right="0cm" fo:margin-top="0.499cm" fo:margin-bottom="0.21cm" style:contextual-spacing="false" fo:text-align="justify" style:justify-single-word="false" fo:text-indent="0cm" style:auto-text-indent="false"/>
      <style:text-properties style:font-name="Liberation Serif1" fo:font-size="12pt" officeooo:paragraph-rsid="003d2c2b" style:font-size-asian="12pt" style:font-name-complex="Liberation Serif1" style:font-size-complex="12pt"/>
    </style:style>
    <style:style style:name="P91" style:family="paragraph" style:parent-style-name="Normal1">
      <style:paragraph-properties fo:text-align="justify" style:justify-single-word="false"/>
      <style:text-properties fo:font-size="12pt" fo:language="en" fo:country="GB" officeooo:paragraph-rsid="004810de" style:font-size-asian="12pt" style:font-size-complex="12pt"/>
    </style:style>
    <style:style style:name="P92"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T1" style:family="text">
      <style:text-properties style:font-name="Liberation Serif1" fo:font-size="14pt" style:font-size-asian="14pt" style:font-name-complex="Liberation Serif1" style:font-size-complex="14pt"/>
    </style:style>
    <style:style style:name="T2" style:family="text">
      <style:text-properties style:font-name="Liberation Serif1" fo:font-size="14pt" officeooo:rsid="00122314" style:font-size-asian="14pt" style:font-name-complex="Liberation Serif1" style:font-size-complex="14pt"/>
    </style:style>
    <style:style style:name="T3" style:family="text">
      <style:text-properties style:font-name="Liberation Serif1" fo:font-size="14pt" fo:font-weight="bold" style:font-size-asian="14pt" style:font-weight-asian="bold" style:font-name-complex="Liberation Serif1" style:font-size-complex="14pt" style:font-weight-complex="bold"/>
    </style:style>
    <style:style style:name="T4" style:family="text">
      <style:text-properties style:font-name="Liberation Serif1" fo:font-size="14pt" fo:font-style="italic" fo:font-weight="bold" officeooo:rsid="0013fc38" style:font-size-asian="14pt" style:font-style-asian="italic" style:font-weight-asian="bold" style:font-name-complex="Liberation Serif1" style:font-size-complex="14pt" style:font-style-complex="italic" style:font-weight-complex="bold"/>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style="italic" officeooo:rsid="00122314" style:font-style-asian="italic" style:font-name-complex="Liberation Serif1" style:font-style-complex="italic"/>
    </style:style>
    <style:style style:name="T7" style:family="text">
      <style:text-properties style:font-name="Liberation Serif1" style:font-name-complex="Liberation Serif1"/>
    </style:style>
    <style:style style:name="T8" style:family="text">
      <style:text-properties style:font-name="Liberation Serif1" officeooo:rsid="0031411f" style:font-name-complex="Liberation Serif1"/>
    </style:style>
    <style:style style:name="T9" style:family="text">
      <style:text-properties style:font-name="Liberation Serif1" officeooo:rsid="001fc8bc" style:font-name-complex="Liberation Serif1"/>
    </style:style>
    <style:style style:name="T10" style:family="text">
      <style:text-properties style:font-name="Liberation Serif1" officeooo:rsid="004dda57" style:font-name-complex="Liberation Serif1"/>
    </style:style>
    <style:style style:name="T11" style:family="text">
      <style:text-properties style:font-name="Liberation Serif1" officeooo:rsid="004f22e4" style:font-name-complex="Liberation Serif1"/>
    </style:style>
    <style:style style:name="T12" style:family="text">
      <style:text-properties style:font-name="Liberation Serif1" officeooo:rsid="005299ec" style:font-name-complex="Liberation Serif1"/>
    </style:style>
    <style:style style:name="T13" style:family="text">
      <style:text-properties style:font-name="Liberation Serif1" officeooo:rsid="0057c2ae" style:font-name-complex="Liberation Serif1"/>
    </style:style>
    <style:style style:name="T14" style:family="text">
      <style:text-properties style:font-name="Liberation Serif1" officeooo:rsid="0065979b" style:font-name-complex="Liberation Serif1"/>
    </style:style>
    <style:style style:name="T15" style:family="text">
      <style:text-properties style:font-name="Liberation Serif1" officeooo:rsid="0067050a" style:font-name-complex="Liberation Serif1"/>
    </style:style>
    <style:style style:name="T16" style:family="text">
      <style:text-properties style:font-name="Liberation Serif1" officeooo:rsid="0003c7f2" style:font-name-complex="Liberation Serif1"/>
    </style:style>
    <style:style style:name="T17" style:family="text">
      <style:text-properties style:font-name="Liberation Serif1" officeooo:rsid="0013de12" style:font-name-complex="Liberation Serif1"/>
    </style:style>
    <style:style style:name="T18" style:family="text">
      <style:text-properties style:font-name="Liberation Serif1" officeooo:rsid="0053f3b9" style:font-name-complex="Liberation Serif1"/>
    </style:style>
    <style:style style:name="T19" style:family="text">
      <style:text-properties style:font-name="Liberation Serif1" officeooo:rsid="00182a01" style:font-name-complex="Liberation Serif1"/>
    </style:style>
    <style:style style:name="T20" style:family="text">
      <style:text-properties style:font-name="Liberation Serif1" officeooo:rsid="0019dfeb" style:font-name-complex="Liberation Serif1"/>
    </style:style>
    <style:style style:name="T21" style:family="text">
      <style:text-properties style:font-name="Liberation Serif1" officeooo:rsid="001ede3b" style:font-name-complex="Liberation Serif1"/>
    </style:style>
    <style:style style:name="T22" style:family="text">
      <style:text-properties style:font-name="Liberation Serif1" officeooo:rsid="006a3664" style:font-name-complex="Liberation Serif1"/>
    </style:style>
    <style:style style:name="T23"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24" style:family="text">
      <style:text-properties style:font-name="Liberation Serif1" fo:font-size="12pt" fo:language="en" fo:country="GB" fo:font-weight="bold" officeooo:rsid="004f866a" style:font-size-asian="12pt" style:font-weight-asian="bold" style:font-name-complex="Liberation Serif1" style:font-size-complex="12pt" style:font-weight-complex="bold"/>
    </style:style>
    <style:style style:name="T25" style:family="text">
      <style:text-properties style:font-name="Liberation Serif1" fo:font-size="12pt" fo:language="en" fo:country="GB" style:font-size-asian="12pt" style:font-name-complex="Liberation Serif1" style:font-size-complex="12pt"/>
    </style:style>
    <style:style style:name="T26" style:family="text">
      <style:text-properties style:font-name="Liberation Serif1" fo:font-size="12pt" fo:language="en" fo:country="GB" officeooo:rsid="00231a6b" style:font-size-asian="12pt" style:font-name-complex="Liberation Serif1" style:font-size-complex="12pt"/>
    </style:style>
    <style:style style:name="T27" style:family="text">
      <style:text-properties style:font-name="Liberation Serif1" fo:font-size="12pt" fo:language="en" fo:country="GB" officeooo:rsid="001fc8bc" style:font-size-asian="12pt" style:font-name-complex="Liberation Serif1" style:font-size-complex="12pt"/>
    </style:style>
    <style:style style:name="T28" style:family="text">
      <style:text-properties style:font-name="Liberation Serif1" fo:font-size="12pt" fo:language="en" fo:country="GB" officeooo:rsid="004c3179" style:font-size-asian="12pt" style:font-name-complex="Liberation Serif1" style:font-size-complex="12pt"/>
    </style:style>
    <style:style style:name="T29" style:family="text">
      <style:text-properties style:font-name="Liberation Serif1" fo:font-size="12pt" fo:language="en" fo:country="GB" officeooo:rsid="004f866a" style:font-size-asian="12pt" style:font-name-complex="Liberation Serif1" style:font-size-complex="12pt"/>
    </style:style>
    <style:style style:name="T30"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31" style:family="text">
      <style:text-properties style:font-name="Liberation Serif1" fo:font-size="12pt" fo:language="en" fo:country="GB" fo:font-weight="normal" style:font-size-asian="12pt" style:font-weight-asian="normal" style:font-name-complex="Liberation Serif1" style:font-size-complex="12pt" style:font-weight-complex="normal" loext:padding="0cm" loext:border="none" loext:shadow="none"/>
    </style:style>
    <style:style style:name="T32" style:family="text">
      <style:text-properties style:font-name="Liberation Serif1" fo:font-size="12pt" fo:language="en" fo:country="GB" fo:font-weight="normal" officeooo:rsid="00392c83" style:font-size-asian="12pt" style:font-weight-asian="normal" style:font-name-complex="Liberation Serif1" style:font-size-complex="12pt" style:font-weight-complex="normal"/>
    </style:style>
    <style:style style:name="T33" style:family="text">
      <style:text-properties style:font-name="Liberation Serif1" fo:font-size="12pt" style:font-size-asian="12pt" style:font-name-complex="Liberation Serif1" style:font-size-complex="12pt"/>
    </style:style>
    <style:style style:name="T34" style:family="text">
      <style:text-properties style:font-name="Liberation Serif1" fo:font-size="12pt" style:font-size-asian="12pt" style:font-name-complex="Liberation Serif1" style:font-size-complex="12pt" loext:padding="0cm" loext:border="none" loext:shadow="none"/>
    </style:style>
    <style:style style:name="T35" style:family="text">
      <style:text-properties style:font-name="Liberation Serif1" fo:font-size="12pt" officeooo:rsid="00392c83" style:font-size-asian="12pt" style:font-name-complex="Liberation Serif1" style:font-size-complex="12pt" loext:padding="0cm" loext:border="none" loext:shadow="none"/>
    </style:style>
    <style:style style:name="T36" style:family="text">
      <style:text-properties style:font-name="Liberation Serif1" fo:font-size="12pt" officeooo:rsid="0065979b" style:font-size-asian="12pt" style:font-name-complex="Liberation Serif1" style:font-size-complex="12pt" loext:padding="0cm" loext:border="none" loext:shadow="none"/>
    </style:style>
    <style:style style:name="T37" style:family="text">
      <style:text-properties style:font-name="Liberation Serif1" fo:font-size="12pt" fo:font-weight="normal" style:font-size-asian="12pt" style:font-weight-asian="normal" style:font-name-complex="Liberation Serif1" style:font-size-complex="12pt" style:font-weight-complex="normal"/>
    </style:style>
    <style:style style:name="T38" style:family="text">
      <style:text-properties style:font-name="Liberation Serif1" fo:font-size="12pt" fo:font-weight="normal" style:font-size-asian="12pt" style:font-weight-asian="normal" style:font-name-complex="Liberation Serif1" style:font-size-complex="12pt" style:font-weight-complex="normal" loext:padding="0cm" loext:border="none" loext:shadow="none"/>
    </style:style>
    <style:style style:name="T39" style:family="text">
      <style:text-properties style:font-name="Liberation Serif1" fo:font-size="12pt" fo:font-weight="normal" officeooo:rsid="0019dfeb" style:font-size-asian="12pt" style:font-weight-asian="normal" style:font-name-complex="Liberation Serif1" style:font-size-complex="12pt" style:font-weight-complex="normal"/>
    </style:style>
    <style:style style:name="T40" style:family="text">
      <style:text-properties style:font-name="Liberation Serif1" fo:font-size="12pt" fo:font-weight="normal" officeooo:rsid="006a3664" style:font-size-asian="12pt" style:font-weight-asian="normal" style:font-name-complex="Liberation Serif1" style:font-size-complex="12pt" style:font-weight-complex="normal"/>
    </style:style>
    <style:style style:name="T41" style:family="text">
      <style:text-properties style:font-name="Liberation Serif1" fo:font-size="12pt" fo:font-weight="normal" officeooo:rsid="0070f5cc" style:font-size-asian="12pt" style:font-weight-asian="normal" style:font-name-complex="Liberation Serif1" style:font-size-complex="12pt" style:font-weight-complex="normal"/>
    </style:style>
    <style:style style:name="T42" style:family="text">
      <style:text-properties style:font-name="Liberation Serif1" fo:font-size="12pt" fo:font-weight="normal" officeooo:rsid="007a269e" style:font-size-asian="12pt" style:font-weight-asian="normal" style:font-name-complex="Liberation Serif1" style:font-size-complex="12pt" style:font-weight-complex="normal"/>
    </style:style>
    <style:style style:name="T43" style:family="text">
      <style:text-properties style:font-name="Liberation Serif1" fo:font-size="10pt" style:font-size-asian="10pt" style:font-name-complex="Liberation Serif1" style:font-size-complex="10pt"/>
    </style:style>
    <style:style style:name="T44" style:family="text">
      <style:text-properties style:font-name="Liberation Serif1" fo:font-size="10pt" fo:font-weight="normal" style:font-size-asian="10pt" style:font-weight-asian="normal" style:font-name-complex="Liberation Serif1" style:font-size-complex="10pt" style:font-weight-complex="normal"/>
    </style:style>
    <style:style style:name="T45" style:family="text">
      <style:text-properties style:font-name="Liberation Serif1" fo:language="en" fo:country="GB" fo:font-weight="normal" style:language-asian="en" style:country-asian="US" style:font-weight-asian="normal" style:font-name-complex="Liberation Serif1" style:language-complex="ar" style:country-complex="SA" style:font-weight-complex="normal"/>
    </style:style>
    <style:style style:name="T46" style:family="text">
      <style:text-properties style:font-name="Liberation Serif1" fo:language="en" fo:country="GB" fo:font-weight="normal" officeooo:rsid="0019dfeb" style:language-asian="en" style:country-asian="US" style:font-weight-asian="normal" style:font-name-complex="Liberation Serif1" style:language-complex="ar" style:country-complex="SA" style:font-weight-complex="normal"/>
    </style:style>
    <style:style style:name="T47" style:family="text">
      <style:text-properties style:font-name="Liberation Serif1" fo:language="en" fo:country="GB" officeooo:rsid="002050db" style:font-name-complex="Liberation Serif1"/>
    </style:style>
    <style:style style:name="T48" style:family="text">
      <style:text-properties style:font-name="Liberation Serif1" fo:font-weight="normal" style:font-weight-asian="normal" style:font-name-complex="Liberation Serif1" style:font-weight-complex="normal"/>
    </style:style>
    <style:style style:name="T49" style:family="text">
      <style:text-properties style:font-name="Liberation Serif1" fo:font-weight="normal" officeooo:rsid="0019dfeb" style:font-weight-asian="normal" style:font-name-complex="Liberation Serif1" style:font-weight-complex="normal"/>
    </style:style>
    <style:style style:name="T50" style:family="text">
      <style:text-properties style:font-name="Liberation Serif1" fo:font-weight="normal" officeooo:rsid="006a3664" style:font-weight-asian="normal" style:font-name-complex="Liberation Serif1" style:font-weight-complex="normal"/>
    </style:style>
    <style:style style:name="T51" style:family="text">
      <style:text-properties style:font-name="Liberation Serif1" fo:font-weight="normal" officeooo:rsid="004810de" style:font-weight-asian="normal" style:font-name-complex="Liberation Serif1" style:font-weight-complex="normal"/>
    </style:style>
    <style:style style:name="T52" style:family="text">
      <style:text-properties style:font-name="Liberation Serif1" fo:font-weight="normal" officeooo:rsid="004c3041" style:font-weight-asian="normal" style:font-name-complex="Liberation Serif1" style:font-weight-complex="normal"/>
    </style:style>
    <style:style style:name="T53" style:family="text">
      <style:text-properties officeooo:rsid="00122314"/>
    </style:style>
    <style:style style:name="T54" style:family="text">
      <style:text-properties fo:font-weight="bold" style:font-weight-asian="bold" style:font-weight-complex="bold"/>
    </style:style>
    <style:style style:name="T55" style:family="text">
      <style:text-properties officeooo:rsid="0013fc38"/>
    </style:style>
    <style:style style:name="T56" style:family="text">
      <style:text-properties officeooo:rsid="00151cd1"/>
    </style:style>
    <style:style style:name="T57" style:family="text">
      <style:text-properties officeooo:rsid="00171085"/>
    </style:style>
    <style:style style:name="T58" style:family="text">
      <style:text-properties officeooo:rsid="001812e2"/>
    </style:style>
    <style:style style:name="T59" style:family="text">
      <style:text-properties officeooo:rsid="001e43f0"/>
    </style:style>
    <style:style style:name="T60" style:family="text">
      <style:text-properties officeooo:rsid="00200cb0"/>
    </style:style>
    <style:style style:name="T61" style:family="text">
      <style:text-properties officeooo:rsid="00205517"/>
    </style:style>
    <style:style style:name="T62" style:family="text">
      <style:text-properties officeooo:rsid="0013fdbc"/>
    </style:style>
    <style:style style:name="T63" style:family="text">
      <style:text-properties officeooo:rsid="00159503"/>
    </style:style>
    <style:style style:name="T64" style:family="text">
      <style:text-properties officeooo:rsid="00248296"/>
    </style:style>
    <style:style style:name="T65" style:family="text">
      <style:text-properties officeooo:rsid="0025fd0e"/>
    </style:style>
    <style:style style:name="T66" style:family="text">
      <style:text-properties officeooo:rsid="00292bab"/>
    </style:style>
    <style:style style:name="T67" style:family="text">
      <style:text-properties style:font-name="Liberation Serif"/>
    </style:style>
    <style:style style:name="T68" style:family="text">
      <style:text-properties style:font-name="Liberation Serif" officeooo:rsid="00292bab"/>
    </style:style>
    <style:style style:name="T69" style:family="text">
      <style:text-properties style:font-name="Liberation Serif" officeooo:rsid="00159503"/>
    </style:style>
    <style:style style:name="T70" style:family="text">
      <style:text-properties style:font-name="Liberation Serif" fo:font-weight="bold" style:font-weight-asian="bold" style:font-weight-complex="bold"/>
    </style:style>
    <style:style style:name="T71" style:family="text">
      <style:text-properties style:font-name="Liberation Serif" fo:font-weight="bold" officeooo:rsid="004f22e4" style:font-weight-asian="bold" style:font-weight-complex="bold"/>
    </style:style>
    <style:style style:name="T72" style:family="text">
      <style:text-properties style:font-name="Liberation Serif" officeooo:rsid="002d46c6"/>
    </style:style>
    <style:style style:name="T73" style:family="text">
      <style:text-properties style:font-name="Liberation Serif" officeooo:rsid="002f0fbb"/>
    </style:style>
    <style:style style:name="T74" style:family="text">
      <style:text-properties style:font-name="Liberation Serif" officeooo:rsid="0030e003"/>
    </style:style>
    <style:style style:name="T75" style:family="text">
      <style:text-properties style:font-name="Liberation Serif" fo:font-size="12pt" style:font-size-asian="12pt" style:font-size-complex="12pt"/>
    </style:style>
    <style:style style:name="T76" style:family="text">
      <style:text-properties style:font-name="Liberation Serif" fo:font-size="12pt" style:font-size-asian="12pt" style:font-name-complex="Liberation Serif1" style:font-size-complex="12pt"/>
    </style:style>
    <style:style style:name="T77" style:family="text">
      <style:text-properties style:font-name="Liberation Serif" fo:font-size="12pt" officeooo:rsid="0070f5cc" style:font-size-asian="12pt" style:font-name-complex="Liberation Serif1" style:font-size-complex="12pt"/>
    </style:style>
    <style:style style:name="T78" style:family="text">
      <style:text-properties style:font-name="Liberation Serif" fo:font-size="12pt" officeooo:rsid="001dadf2" style:font-size-asian="12pt" style:font-name-complex="Liberation Serif1" style:font-size-complex="12pt"/>
    </style:style>
    <style:style style:name="T79" style:family="text">
      <style:text-properties style:font-name="Liberation Serif" fo:font-size="12pt" officeooo:rsid="006f39ae" style:font-size-asian="12pt" style:font-name-complex="Liberation Serif1" style:font-size-complex="12pt"/>
    </style:style>
    <style:style style:name="T80" style:family="text">
      <style:text-properties style:font-name="Liberation Serif" fo:font-size="12pt" officeooo:rsid="0078ba9e" style:font-size-asian="12pt" style:font-name-complex="Liberation Serif1" style:font-size-complex="12pt"/>
    </style:style>
    <style:style style:name="T81" style:family="text">
      <style:text-properties style:font-name="Liberation Serif" fo:font-size="12pt" officeooo:rsid="007a269e" style:font-size-asian="12pt" style:font-name-complex="Liberation Serif1" style:font-size-complex="12pt"/>
    </style:style>
    <style:style style:name="T82" style:family="text">
      <style:text-properties style:font-name="Liberation Serif" fo:font-size="12pt" fo:font-style="italic" style:font-size-asian="12pt" style:font-style-asian="italic" style:font-size-complex="12pt" style:font-style-complex="italic"/>
    </style:style>
    <style:style style:name="T83" style:family="text">
      <style:text-properties style:font-name="Liberation Serif" fo:font-size="12pt" fo:font-style="normal" style:font-size-asian="12pt" style:font-style-asian="normal" style:font-size-complex="12pt" style:font-style-complex="normal"/>
    </style:style>
    <style:style style:name="T84" style:family="text">
      <style:text-properties style:font-name="Liberation Serif" fo:font-size="12pt" fo:font-style="normal" style:font-size-asian="12pt" style:font-style-asian="normal" style:font-size-complex="12pt" style:font-style-complex="normal" loext:padding="0cm" loext:border="none" loext:shadow="none"/>
    </style:style>
    <style:style style:name="T85" style:family="text">
      <style:text-properties style:font-name="Liberation Serif" fo:font-size="12pt" fo:language="en" fo:country="GB" fo:font-weight="normal" style:font-size-asian="12pt" style:font-weight-asian="normal" style:font-name-complex="Liberation Serif1" style:font-size-complex="12pt" style:font-weight-complex="normal"/>
    </style:style>
    <style:style style:name="T86" style:family="text">
      <style:text-properties style:font-name="Liberation Serif"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87" style:family="text">
      <style:text-properties style:font-name="Liberation Serif" officeooo:rsid="004f2dc7"/>
    </style:style>
    <style:style style:name="T88" style:family="text">
      <style:text-properties style:font-name="Liberation Serif" style:font-name-complex="Liberation Serif1"/>
    </style:style>
    <style:style style:name="T89" style:family="text">
      <style:text-properties style:font-name="Liberation Serif" officeooo:rsid="00021f37" style:font-name-complex="Liberation Serif1"/>
    </style:style>
    <style:style style:name="T90" style:family="text">
      <style:text-properties style:font-name="Liberation Serif" officeooo:rsid="0003c7f2" style:font-name-complex="Liberation Serif1"/>
    </style:style>
    <style:style style:name="T91" style:family="text">
      <style:text-properties style:font-name="Liberation Serif" officeooo:rsid="0053f3b9" style:font-name-complex="Liberation Serif1"/>
    </style:style>
    <style:style style:name="T92" style:family="text">
      <style:text-properties style:font-name="Liberation Serif" officeooo:rsid="005453b8" style:font-name-complex="Liberation Serif1"/>
    </style:style>
    <style:style style:name="T93" style:family="text">
      <style:text-properties style:font-name="Liberation Serif" officeooo:rsid="005d5cf6" style:font-name-complex="Liberation Serif1"/>
    </style:style>
    <style:style style:name="T94" style:family="text">
      <style:text-properties style:font-name="Liberation Serif" officeooo:rsid="005dd326" style:font-name-complex="Liberation Serif1"/>
    </style:style>
    <style:style style:name="T95" style:family="text">
      <style:text-properties style:font-name="Liberation Serif" officeooo:rsid="00681db9" style:font-name-complex="Liberation Serif1"/>
    </style:style>
    <style:style style:name="T96" style:family="text">
      <style:text-properties style:font-name="Liberation Serif" officeooo:rsid="00697af9" style:font-name-complex="Liberation Serif1"/>
    </style:style>
    <style:style style:name="T97" style:family="text">
      <style:text-properties style:font-name="Liberation Serif" officeooo:rsid="001ede3b" style:font-name-complex="Liberation Serif1"/>
    </style:style>
    <style:style style:name="T98" style:family="text">
      <style:text-properties style:font-name="Liberation Serif" officeooo:rsid="001dadf2" style:font-name-complex="Liberation Serif1"/>
    </style:style>
    <style:style style:name="T99" style:family="text">
      <style:text-properties style:font-name="Liberation Serif" officeooo:rsid="006af293" style:font-name-complex="Liberation Serif1"/>
    </style:style>
    <style:style style:name="T100" style:family="text">
      <style:text-properties style:font-name="Liberation Serif" officeooo:rsid="006b9a65" style:font-name-complex="Liberation Serif1"/>
    </style:style>
    <style:style style:name="T101" style:family="text">
      <style:text-properties style:font-name="Liberation Serif" officeooo:rsid="006bf752" style:font-name-complex="Liberation Serif1"/>
    </style:style>
    <style:style style:name="T102" style:family="text">
      <style:text-properties style:font-name="Liberation Serif" officeooo:rsid="006c38f8" style:font-name-complex="Liberation Serif1"/>
    </style:style>
    <style:style style:name="T103" style:family="text">
      <style:text-properties style:font-name="Liberation Serif" officeooo:rsid="006e0b07" style:font-name-complex="Liberation Serif1"/>
    </style:style>
    <style:style style:name="T104" style:family="text">
      <style:text-properties style:font-name="Liberation Serif" officeooo:rsid="0070f5cc" style:font-name-complex="Liberation Serif1"/>
    </style:style>
    <style:style style:name="T105" style:family="text">
      <style:text-properties style:font-name="Liberation Serif" officeooo:rsid="0076cc85" style:font-name-complex="Liberation Serif1"/>
    </style:style>
    <style:style style:name="T106" style:family="text">
      <style:text-properties style:font-name="Liberation Serif" officeooo:rsid="007a269e" style:font-name-complex="Liberation Serif1"/>
    </style:style>
    <style:style style:name="T107" style:family="text">
      <style:text-properties style:font-name="Liberation Serif" officeooo:rsid="007beffa" style:font-name-complex="Liberation Serif1"/>
    </style:style>
    <style:style style:name="T108" style:family="text">
      <style:text-properties style:font-name="Liberation Serif" fo:language="en" fo:country="GB" officeooo:rsid="005d5cf6" style:language-asian="en" style:country-asian="US" style:font-name-complex="Liberation Serif1" style:language-complex="ar" style:country-complex="SA"/>
    </style:style>
    <style:style style:name="T109" style:family="text">
      <style:text-properties style:font-name="Liberation Serif" fo:language="en" fo:country="GB" fo:font-weight="normal" officeooo:rsid="00153856" style:language-asian="en" style:country-asian="US" style:font-weight-asian="normal" style:font-name-complex="Liberation Serif1" style:language-complex="ar" style:country-complex="SA" style:font-weight-complex="normal"/>
    </style:style>
    <style:style style:name="T110" style:family="text">
      <style:text-properties style:font-name="Liberation Serif" fo:language="en" fo:country="GB" fo:font-weight="normal" officeooo:rsid="00169f7f" style:language-asian="en" style:country-asian="US" style:font-weight-asian="normal" style:font-name-complex="Liberation Serif1" style:language-complex="ar" style:country-complex="SA" style:font-weight-complex="normal"/>
    </style:style>
    <style:style style:name="T111" style:family="text">
      <style:text-properties style:font-name="Liberation Serif" fo:font-weight="normal" officeooo:rsid="0053f3b9" style:font-weight-asian="normal" style:font-name-complex="Liberation Serif1" style:font-weight-complex="normal"/>
    </style:style>
    <style:style style:name="T112" style:family="text">
      <style:text-properties style:font-name="Liberation Serif" fo:font-weight="normal" officeooo:rsid="00153856" style:font-weight-asian="normal" style:font-name-complex="Liberation Serif1" style:font-weight-complex="normal"/>
    </style:style>
    <style:style style:name="T113" style:family="text">
      <style:text-properties style:font-name="Liberation Serif" fo:font-weight="normal" officeooo:rsid="0057c2ae" style:font-weight-asian="normal" style:font-name-complex="Liberation Serif1" style:font-weight-complex="normal"/>
    </style:style>
    <style:style style:name="T114" style:family="text">
      <style:text-properties style:font-name="Liberation Serif" fo:font-weight="normal" officeooo:rsid="0067050a" style:font-weight-asian="normal" style:font-name-complex="Liberation Serif1" style:font-weight-complex="normal"/>
    </style:style>
    <style:style style:name="T115" style:family="text">
      <style:text-properties style:font-name="Liberation Serif" fo:font-weight="normal" officeooo:rsid="0063b576" style:font-weight-asian="normal" style:font-name-complex="Liberation Serif1" style:font-weight-complex="normal"/>
    </style:style>
    <style:style style:name="T116" style:family="text">
      <style:text-properties style:font-name="Liberation Serif" fo:font-weight="normal" officeooo:rsid="00697af9" style:font-weight-asian="normal" style:font-name-complex="Liberation Serif1" style:font-weight-complex="normal"/>
    </style:style>
    <style:style style:name="T117" style:family="text">
      <style:text-properties style:font-name="Liberation Serif" officeooo:rsid="005770be"/>
    </style:style>
    <style:style style:name="T118" style:family="text">
      <style:text-properties style:font-name="Liberation Serif" officeooo:rsid="0057c2ae"/>
    </style:style>
    <style:style style:name="T119" style:family="text">
      <style:text-properties style:font-name="Liberation Serif" officeooo:rsid="0063b576"/>
    </style:style>
    <style:style style:name="T120" style:family="text">
      <style:text-properties style:font-name="Liberation Serif" officeooo:rsid="0067050a"/>
    </style:style>
    <style:style style:name="T121" style:family="text">
      <style:text-properties style:font-name="Liberation Serif" officeooo:rsid="006c38f8"/>
    </style:style>
    <style:style style:name="T122" style:family="text">
      <style:text-properties fo:background-color="#ffff00" loext:char-shading-value="0"/>
    </style:style>
    <style:style style:name="T123" style:family="text">
      <style:text-properties officeooo:rsid="00151cd1" fo:background-color="#ffff00" loext:char-shading-value="0"/>
    </style:style>
    <style:style style:name="T124" style:family="text">
      <style:text-properties officeooo:rsid="001e43f0" fo:background-color="#ffff00" loext:char-shading-value="0"/>
    </style:style>
    <style:style style:name="T125" style:family="text">
      <style:text-properties officeooo:rsid="00248296" fo:background-color="#ffff00" loext:char-shading-value="0"/>
    </style:style>
    <style:style style:name="T126" style:family="text">
      <style:text-properties officeooo:rsid="006063a6" fo:background-color="#ffff00" loext:char-shading-value="0"/>
    </style:style>
    <style:style style:name="T127" style:family="text">
      <style:text-properties officeooo:rsid="00171085" fo:background-color="#ffff00" loext:char-shading-value="0"/>
    </style:style>
    <style:style style:name="T128" style:family="text">
      <style:text-properties officeooo:rsid="0035f5b0"/>
    </style:style>
    <style:style style:name="T129" style:family="text">
      <style:text-properties officeooo:rsid="00392c83"/>
    </style:style>
    <style:style style:name="T130" style:family="text">
      <style:text-properties fo:font-weight="normal" style:font-weight-asian="normal" style:font-weight-complex="normal"/>
    </style:style>
    <style:style style:name="T131" style:family="text">
      <style:text-properties fo:font-weight="normal" officeooo:rsid="0019dfeb" style:font-weight-asian="normal" style:font-name-complex="Liberation Serif1" style:font-weight-complex="normal"/>
    </style:style>
    <style:style style:name="T132" style:family="text">
      <style:text-properties fo:font-weight="normal" officeooo:rsid="006a3664" style:font-weight-asian="normal" style:font-name-complex="Liberation Serif1" style:font-weight-complex="normal"/>
    </style:style>
    <style:style style:name="T133" style:family="text">
      <style:text-properties officeooo:rsid="003d2c2b"/>
    </style:style>
    <style:style style:name="T134" style:family="text">
      <style:text-properties fo:font-variant="small-caps" style:font-name="Liberation Serif" fo:font-size="12pt" style:font-size-asian="12pt" style:font-size-complex="12pt"/>
    </style:style>
    <style:style style:name="T135" style:family="text">
      <style:text-properties fo:font-variant="small-caps" style:font-name="Liberation Serif" fo:font-size="12pt" fo:language="en" fo:country="GB" fo:font-weight="normal" style:font-size-asian="12pt" style:font-weight-asian="normal" style:font-name-complex="Liberation Serif1" style:font-size-complex="12pt" style:font-weight-complex="normal"/>
    </style:style>
    <style:style style:name="T136" style:family="text">
      <style:text-properties officeooo:rsid="003f29a9"/>
    </style:style>
    <style:style style:name="T137" style:family="text">
      <style:text-properties officeooo:rsid="004c3041"/>
    </style:style>
    <style:style style:name="T138" style:family="text">
      <style:text-properties officeooo:rsid="00278264"/>
    </style:style>
    <style:style style:name="T139" style:family="text">
      <style:text-properties officeooo:rsid="004d0234"/>
    </style:style>
    <style:style style:name="T140" style:family="text">
      <style:text-properties officeooo:rsid="006063a6"/>
    </style:style>
    <style:style style:name="T141" style:family="text">
      <style:text-properties fo:background-color="transparent" loext:char-shading-value="0"/>
    </style:style>
    <style:style style:name="T142" style:family="text">
      <style:text-properties officeooo:rsid="0065979b"/>
    </style:style>
    <style:style style:name="T143" style:family="text">
      <style:text-properties officeooo:rsid="0067050a"/>
    </style:style>
    <style:style style:name="T144" style:family="text">
      <style:text-properties officeooo:rsid="006c1011"/>
    </style:style>
    <style:style style:name="T145" style:family="text">
      <style:text-properties officeooo:rsid="006c38f8"/>
    </style:style>
    <style:style style:name="T146" style:family="text">
      <style:text-properties officeooo:rsid="006e0b07"/>
    </style:style>
    <style:style style:name="T147" style:family="text">
      <style:text-properties style:font-name-complex="Liberation Serif1"/>
    </style:style>
    <style:style style:name="T148" style:family="text">
      <style:text-properties officeooo:rsid="0074710b" style:font-name-complex="Liberation Serif1"/>
    </style:style>
    <style:style style:name="T149" style:family="text">
      <style:text-properties officeooo:rsid="00754a47" style:font-name-complex="Liberation Serif1"/>
    </style:style>
    <style:style style:name="T150" style:family="text">
      <style:text-properties officeooo:rsid="001ede3b" style:language-asian="en" style:country-asian="US" style:language-complex="ar" style:country-complex="SA"/>
    </style:style>
    <style:style style:name="T151" style:family="text">
      <style:text-properties officeooo:rsid="0078ba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ot Hand Fallacy Bias</text:p>
      <text:p text:style-name="P24"><text:span text:style-name="T1">Definition provided by Chat GTP of </text:span><text:span text:style-name="T2">Hot Hand Fallacy </text:span><text:span text:style-name="T1">bias through a simple prompt:</text:span></text:p>
      <text:p text:style-name="P26">What is <text:span text:style-name="T53">Hot Hand </text:span>Fallacy bias?</text:p>
      <text:p text:style-name="P4">The Hot Hand Fallacy Bias, also known as the Hot Hand Fallacy, is a<text:span text:style-name="T122"> cognitive bias</text:span> that leads people to <text:span text:style-name="T122">believe</text:span> that a <text:span text:style-name="T122">series</text:span> of <text:span text:style-name="T122">successful outcomes</text:span> in a<text:span text:style-name="T122"> random</text:span> or <text:span text:style-name="T122">chance-based process</text:span> is <text:span text:style-name="T122">more likely </text:span>to continue in the short term. In other words, individuals tend to think that if they or someone else has experienced a <text:span text:style-name="T122">streak of wins</text:span> or <text:span text:style-name="T122">successes</text:span>, they are <text:span text:style-name="T122">more likely</text:span> to keep <text:span text:style-name="T122">winnin</text:span>g or <text:span text:style-name="T122">succeedin</text:span>g in the <text:span text:style-name="T122">near future</text:span>. This bias can be observed in various contexts, such as sports, gambling, or even everyday decision-making.</text:p>
      <text:p text:style-name="P4">The Hot Hand Fallacy suggests that people may misinterpret <text:span text:style-name="T122">random patterns</text:span> or <text:span text:style-name="T122">sequences</text:span> as being <text:span text:style-name="T122">influenced</text:span> by skill or momentum when, in reality, these events are <text:span text:style-name="T122">statistically independent</text:span>. In many cases, the <text:span text:style-name="T122">belief</text:span> in a <text:span text:style-name="T122">"hot hand</text:span>" can lead to poor <text:span text:style-name="T122">decision-making,</text:span> as individuals may overestimate their<text:span text:style-name="T122"> chances</text:span> of success or make risky <text:span text:style-name="T122">choices</text:span> based on a mistaken belief in a streak of good luck.</text:p>
      <text:p text:style-name="P4">It's important to recognize the Hot Hand Fallacy Bias to make more rational and informed decisions, especially in situations where chance and randomness play a significant role.</text:p>
      <text:p text:style-name="P4"/>
      <text:p text:style-name="P27">Ten example scenarios of the <text:span text:style-name="T53">Hot Hand Fallacy</text:span> provided by Chat Gtp</text:p>
      <text:p text:style-name="P67"><text:span text:style-name="T5">Give me ten example scenarios of </text:span><text:span text:style-name="T6">Hot Hand </text:span><text:span text:style-name="T5">Fallacy</text:span><text:span text:style-name="T7">:</text:span></text:p>
      <text:p text:style-name="P5">1. <text:span text:style-name="T54">Basketball Shooting</text:span>: A basketball player believes that if they've made several consecutive shots, they are more likely to make the next one, even though each shot is independent of the others.</text:p>
      <text:p text:style-name="P5">2. <text:span text:style-name="T54">Gambling</text:span>: A person at a casino thinks that if they've won multiple hands in a row in blackjack, they are on a "hot streak" and continue to bet more recklessly, assuming they can't lose.</text:p>
      <text:p text:style-name="P5">3. <text:span text:style-name="T54">Stock Trading</text:span>: An investor sees a series of profitable trades and becomes overconfident, believing that they have a "hot hand" and that their next investment will also be a success.</text:p>
      <text:p text:style-name="P5">4. <text:span text:style-name="T54">Coin Flipping</text:span>: Someone flips a coin and gets heads several times in a row, leading them to believe that the next flip is more likely to be heads as well.</text:p>
      <text:p text:style-name="P5">5. <text:span text:style-name="T54">Lottery Ticket Purchases</text:span>: A person who has won small prizes in the lottery multiple times thinks they are "on fire" and buys more tickets, assuming they have a better chance of winning big.</text:p>
      <text:p text:style-name="P5">6. <text:span text:style-name="T54">Poker</text:span>: A poker player believes they are in a "hot streak" after winning several hands, leading them to make more aggressive bets, even with suboptimal hands.</text:p>
      <text:p text:style-name="P5">7. <text:span text:style-name="T54">Sports Betting</text:span>: A sports bettor assumes that a team that has won several games in a row is more likely to win the next one, overlooking factors like team performance and matchups.</text:p>
      <text:p text:style-name="P5">8. <text:span text:style-name="T54">Sequential Number Selection</text:span>: In a game like roulette, someone selects the same number that has hit a few times in a row, thinking it's more likely to hit again.</text:p>
      <text:p text:style-name="P5">9. <text:span text:style-name="T54">Productivity at Work</text:span>: An employee completes a few successful projects consecutively and believes that they will continue to succeed without adjusting their work habits.</text:p>
      <text:p text:style-name="P5"><text:soft-page-break/>10. <text:span text:style-name="T54">Restaurant Choices</text:span>: A diner goes to a restaurant that served them a great meal on their last visit and expects another exceptional experience, even if it's unrelated to the quality of their past visit.</text:p>
      <text:p text:style-name="P5">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5"/>
      <text:p text:style-name="P25"><text:span text:style-name="T3">User Story: </text:span><text:span text:style-name="T4">Betting for for the next win of my favourite football team</text:span></text:p>
      <text:p text:style-name="P35">Consider scenario <text:span text:style-name="T55">7, “Sports Bettings”,</text:span> give me a small user story from it</text:p>
      <text:p text:style-name="P5"><text:span text:style-name="T55">A</text:span>s an avid <text:span text:style-name="T122">sports bettor</text:span>, I'm constantly seeking ways to increase my <text:span text:style-name="T122">chances</text:span> of <text:span text:style-name="T122">winning </text:span>and make more informed betting decisions, especially when it comes to wagering on <text:span text:style-name="T56">my favourite </text:span><text:span text:style-name="T123">football team matches</text:span><text:span text:style-name="T56">.</text:span> One challenge I've faced is falling prey to the Hot Hand Fallacy <text:span text:style-name="T122">Bias</text:span>, a <text:span text:style-name="T122">cognitive bias </text:span>that has led me to make<text:span text:style-name="T122"> impulsive</text:span> and<text:span text:style-name="T122"> less rational</text:span> <text:span text:style-name="T122">bets</text:span>.</text:p>
      <text:p text:style-name="P6">I often f<text:span text:style-name="T140">ou</text:span>nd myself in situations where I <text:span text:style-name="T122">believe</text:span><text:span text:style-name="T126">d</text:span> that, <text:span text:style-name="T140">after betting for </text:span><text:span text:style-name="T56">my favourite football team </text:span><text:span text:style-name="T126">victory</text:span>, which <text:span text:style-name="T140">happened </text:span><text:span text:style-name="T122">several </text:span><text:span text:style-name="T126">times</text:span> <text:span text:style-name="T122">in a row, </text:span><text:span text:style-name="T141">then even the </text:span><text:span text:style-name="T122">next time</text:span><text:span text:style-name="T141"> it would be much </text:span><text:span text:style-name="T122">more likely</text:span><text:span text:style-name="T141"> to win the </text:span><text:span text:style-name="T122">bet</text:span><text:span text:style-name="T141"> again by always betting on the team's </text:span><text:span text:style-name="T122">victory;</text:span> but on some occasions this did not <text:span text:style-name="T57">come true:</text:span> my team lost the match <text:span text:style-name="T57">and I lost my </text:span><text:span text:style-name="T127">bet</text:span><text:span text:style-name="T57">.</text:span> <text:span text:style-name="T56">This happened because in those situations I did not consider </text:span>a wide range of factors, such as player statistics, team dynamics, historical matchups, and the current conditions (injuries, home or away games, etc.). <text:span text:style-name="T59">Each match also is an </text:span><text:span text:style-name="T124">independent</text:span><text:span text:style-name="T59"> </text:span><text:span text:style-name="T124">event</text:span><text:span text:style-name="T59"> and the </text:span><text:span text:style-name="T124">result </text:span><text:span text:style-name="T59">of a </text:span><text:span text:style-name="T124">single match</text:span><text:span text:style-name="T59"> </text:span><text:span text:style-name="T64">is</text:span><text:span text:style-name="T59"> not </text:span><text:span text:style-name="T124">influenced</text:span><text:span text:style-name="T59"> by </text:span><text:span text:style-name="T124">previous games </text:span><text:span text:style-name="T125">sequence</text:span><text:span text:style-name="T59">. </text:span><text:span text:style-name="T57">This means that t</text:span>his bias can <text:span text:style-name="T122">cloud</text:span> my <text:span text:style-name="T122">judgment</text:span> and <text:span text:style-name="T122">influence</text:span> my betting <text:span text:style-name="T122">decisions</text:span>, as I become overly optimistic about <text:span text:style-name="T56">the</text:span> team's prospects based solely on their recent <text:span text:style-name="T122">success</text:span>.</text:p>
      <text:p text:style-name="P5">To <text:span text:style-name="T58">avoid</text:span> this bias and enhance my sports betting strategy, <text:span text:style-name="T58">I should have sought</text:span> solutions that allow me to analyze teams' performance in a more objective and data-driven manner. By doing so, I would probably have been able to base my bets on a comprehensive assessment of the situation rather than relying on<text:span text:style-name="T122"> streaks</text:span> alone.</text:p>
      <text:p text:style-name="P13"/>
      <text:p text:style-name="P13"/>
      <text:p text:style-name="P2">Competency Questions</text:p>
      <text:p text:style-name="P14"/>
      <text:p text:style-name="P15"><text:span text:style-name="T60">1. </text:span>What the sports bettor believes about his favourite football team?</text:p>
      <text:p text:style-name="P7">He believes that the team, having won <text:span text:style-name="T53">several games in a row, is more likely to win their next match.</text:span></text:p>
      <text:p text:style-name="P16"><text:span text:style-name="T60">2. </text:span>What are the main aspects of each match?</text:p>
      <text:p text:style-name="P8">They are ind<text:span text:style-name="T60">e</text:span>pendent event and are not influenced by previous games.</text:p>
      <text:p text:style-name="P17">3. What have influenced the <text:span text:style-name="T61">judgement</text:span> of the sports bettor?</text:p>
      <text:p text:style-name="P9">The sequence of several wins.</text:p>
      <text:p text:style-name="P18">4. According to the sports bettor, What have been clouded by the Hot Hand Fallacy Bias? </text:p>
      <text:p text:style-name="P10"><text:soft-page-break/>His Judgment</text:p>
      <text:p text:style-name="P29">Classes and properties</text:p>
      <text:p text:style-name="P84"><text:span text:style-name="T24">Main </text:span><text:span text:style-name="T23">Classes</text:span><text:span text:style-name="T25">: </text:span><text:span text:style-name="T29">S</text:span><text:span text:style-name="T27">pecific </text:span><text:span text:style-name="T25">classes and subclasses </text:span><text:span text:style-name="T28">for </text:span><text:span text:style-name="T25">the</text:span><text:span text:style-name="T26"> Hot Hand</text:span><text:span text:style-name="T25"> Fallacy Ontology extracted from the user story with the help of Chat GTP</text:span></text:p>
      <text:p text:style-name="P39">1. Process: A class representing any process that involves any activities with random or chance-based outcomes, such as coin flips, dice rolls, lottery draws, or sports events. Subclass<text:span text:style-name="T63">es</text:span>: <text:span text:style-name="T143">Chance-Based </text:span>Activity<text:span text:style-name="T64">(Sports Bettings</text:span>)<text:span text:style-name="T63">.</text:span></text:p>
      <text:p text:style-name="P36">2. Occurrence (<text:span text:style-name="T142">F</text:span><text:span text:style-name="T65">ootball </text:span><text:span text:style-name="T142">T</text:span><text:span text:style-name="T65">eam </text:span><text:span text:style-name="T142">M</text:span><text:span text:style-name="T65">atch </text:span><text:span text:style-name="T142">Bet</text:span>): A class representing individual occurrences within a random/<text:span text:style-name="T62">chance-based process</text:span>, like a coin landing on heads <text:span text:style-name="T66">or tails</text:span>, a dice showing a specific number, or a team winning <text:span text:style-name="T65">or losing </text:span>a game. Subclass: <text:span text:style-name="T144">Result; </text:span><text:span text:style-name="T142">Winning/</text:span><text:span text:style-name="T151">Losing</text:span><text:span text:style-name="T142"> Bet </text:span><text:span text:style-name="T151">Situation</text:span><text:span text:style-name="T142">.</text:span></text:p>
      <text:p text:style-name="P41">3. Past Occurrences Series (<text:span text:style-name="T142">F</text:span><text:span text:style-name="T65">ootball </text:span><text:span text:style-name="T142">T</text:span><text:span text:style-name="T65">eam </text:span><text:span text:style-name="T142">M</text:span><text:span text:style-name="T65">atch </text:span><text:span text:style-name="T142">Bet Series</text:span>): A series of <text:span text:style-name="T146">same </text:span><text:span text:style-name="T145">r</text:span>ecurrent events happened in the past. Subclasses: Occurrence (<text:span text:style-name="T142">F</text:span><text:span text:style-name="T65">ootball </text:span><text:span text:style-name="T142">T</text:span><text:span text:style-name="T65">eam </text:span><text:span text:style-name="T142">M</text:span><text:span text:style-name="T65">atch </text:span><text:span text:style-name="T142">Bet</text:span>);<text:span text:style-name="T143">.</text:span></text:p>
      <text:p text:style-name="P40"><text:span text:style-name="T66">4. </text:span>Participant: a class representing an individual that take part in <text:span text:style-name="T150">an Activity as a Random or chance-based Process.</text:span></text:p>
      <text:p text:style-name="P74"><text:span text:style-name="T68">5</text:span><text:span text:style-name="T69">. </text:span><text:span text:style-name="T67">Judgment: a class that represents the idea of the participant about the </text:span><text:span text:style-name="T120">O</text:span><text:span text:style-name="T67">utcome of an </text:span><text:span text:style-name="T120">Event in</text:span><text:span text:style-name="T21"> an Activity as a Random or chance-based Process.</text:span></text:p>
      <text:p text:style-name="P69"><text:span text:style-name="T67">6.</text:span><text:span text:style-name="T47"> Frequency: a class for defining the Outcome occurrences frequency of an Event.</text:span></text:p>
      <text:p text:style-name="P70"><text:span text:style-name="T71">Main </text:span><text:span text:style-name="T70">Properties</text:span><text:span text:style-name="T67">: </text:span><text:span text:style-name="T11">S</text:span><text:span text:style-name="T9">pecific </text:span><text:span text:style-name="T7">properties </text:span><text:span text:style-name="T11">made for</text:span><text:span text:style-name="T7"> t</text:span><text:span text:style-name="T8">he Hot Hand</text:span><text:span text:style-name="T7"> Fallacy ontology </text:span><text:span text:style-name="T11">and </text:span><text:span text:style-name="T7">extracted from the user story with the help of Chat GTP. </text:span><text:span text:style-name="T9">The other properties </text:span><text:span text:style-name="T12">listed </text:span><text:span text:style-name="T11">below</text:span><text:span text:style-name="T9"> have been taken and in some cases readapted from the Content ODPs shown in “</text:span><text:span text:style-name="T10">Used Content ODPs” </text:span><text:span text:style-name="T9">paragraph </text:span><text:span text:style-name="T13">or from Gambler's Fallacy Ontology.</text:span></text:p>
      <text:p text:style-name="P77"><text:span text:style-name="T67">1.BelievesIn: A property connecting a participant to the believed </text:span><text:span text:style-name="T14">Winning Bet </text:span><text:span text:style-name="T15">Situation</text:span><text:span text:style-name="T73"> </text:span><text:span text:style-name="T72">as a </text:span><text:span text:style-name="T119">consequence of the</text:span><text:span text:style-name="T72"> </text:span><text:span text:style-name="T121">O</text:span><text:span text:style-name="T72">utcome of an </text:span><text:span text:style-name="T120">E</text:span><text:span text:style-name="T72">vent</text:span><text:span text:style-name="T121"> in the present time (</text:span><text:span text:style-name="T118">Football </text:span><text:span text:style-name="T120">T</text:span><text:span text:style-name="T118">eam </text:span><text:span text:style-name="T120">M</text:span><text:span text:style-name="T118">atch </text:span><text:span text:style-name="T119">Bet</text:span><text:span text:style-name="T121">)</text:span><text:span text:style-name="T72">. </text:span></text:p>
      <text:p text:style-name="P71"><text:span text:style-name="T72">2. </text:span><text:span text:style-name="T67">hasOutcome: A property linking a</text:span><text:span text:style-name="T117">n </text:span><text:span text:style-name="T118">Event </text:span><text:span text:style-name="T117">happened in the past </text:span><text:span text:style-name="T118">like a “Football </text:span><text:span text:style-name="T120">T</text:span><text:span text:style-name="T118">eam </text:span><text:span text:style-name="T120">M</text:span><text:span text:style-name="T118">atch </text:span><text:span text:style-name="T119">Bet</text:span><text:span text:style-name="T118">” or a “Number Draw”</text:span><text:span text:style-name="T74"> </text:span><text:span text:style-name="T117">to</text:span><text:span text:style-name="T67"> </text:span><text:span text:style-name="T117">its produced</text:span><text:span text:style-name="T67"> “Outcome”.</text:span></text:p>
      <text:p text:style-name="P71"><text:span text:style-name="T67"/></text:p>
      <text:p text:style-name="P19">Other Properties</text:p>
      <text:p text:style-name="P72"><text:span text:style-name="T87">1</text:span><text:span text:style-name="T67">. </text:span><text:span text:style-name="T89">hasQuality(Randomness/Chance-based): a property </text:span><text:span text:style-name="T105">that connects</text:span><text:span text:style-name="T89"> a </text:span><text:span text:style-name="T105">P</text:span><text:span text:style-name="T89">rocess with a </text:span><text:span text:style-name="T105">specific quality</text:span><text:span text:style-name="T89"> defining whether the type of Process is completely random and so are its outcomes or </text:span><text:span text:style-name="T90">is based on possibility and likelihood so its outcomes can be predicted and controlled to a certain extent. </text:span><text:span text:style-name="T105">In the Hot Hand Ontology It is used also for defining if an Outcome of an Event corresponds to a Winning or Losing Situation.</text:span></text:p>
      <text:p text:style-name="P80"><text:span text:style-name="T16">2. ClassifiedBy: a </text:span><text:span text:style-name="T17">property defining a relation between an Entity and a Concept. </text:span><text:span text:style-name="T18">In this case an Activity is an instance of the Concept “Process”.</text:span></text:p>
      <text:p text:style-name="P73"><text:span text:style-name="T90">3. </text:span><text:span text:style-name="T92">isPartOf: </text:span><text:span text:style-name="T90">A transitive relation expressing parthood between any entities. </text:span><text:span text:style-name="T92">For example </text:span><text:span text:style-name="T91">each single </text:span><text:span text:style-name="T111">“</text:span><text:span text:style-name="T113">Football </text:span><text:span text:style-name="T114">T</text:span><text:span text:style-name="T113">eam </text:span><text:span text:style-name="T114">M</text:span><text:span text:style-name="T113">atch </text:span><text:span text:style-name="T115">Be</text:span><text:span text:style-name="T116">t”</text:span><text:span text:style-name="T111"> </text:span><text:span text:style-name="T112">Event</text:span><text:span text:style-name="T91"> is part of the more general </text:span><text:span text:style-name="T95">A</text:span><text:span text:style-name="T91">ctivity “</text:span><text:span text:style-name="T96">Sports Bettings</text:span><text:span text:style-name="T91">”.</text:span></text:p>
      <text:p text:style-name="P76"><text:span text:style-name="T90">4. </text:span><text:span text:style-name="T16">isIndependentFrom: A property connecting</text:span><text:span text:style-name="T19"> </text:span><text:span text:style-name="T16">Events (“</text:span><text:span text:style-name="T19">Number Draw” o</text:span><text:span text:style-name="T16">ccurrences </text:span><text:span text:style-name="T20">or “Football Team Match </text:span><text:span text:style-name="T22">Bet</text:span><text:span text:style-name="T20">”</text:span><text:span text:style-name="T16">) in a Process to indicate that each event, whether they occur in the present or the past, is independent and not influenced by </text:span><text:span text:style-name="T20">the others.</text:span></text:p>
      <text:p text:style-name="P21">5. hasParticipant: a property connecting an Activity to its Participant.</text:p>
      <text:p text:style-name="P68"><text:soft-page-break/><text:span text:style-name="T108">6. </text:span><text:span text:style-name="T109">produces: a property connecting an entity like a </text:span><text:span text:style-name="T46">“Football Team Match </text:span><text:span text:style-name="T45">Bet</text:span><text:span text:style-name="T46">” </text:span><text:span text:style-name="T45">Event</text:span><text:span text:style-name="T109"> </text:span><text:span text:style-name="T110">to an </text:span><text:span text:style-name="T109">“Outcome” </text:span><text:span text:style-name="T110">produced in a present time</text:span><text:span text:style-name="T109">.</text:span></text:p>
      <text:p text:style-name="P75"><text:span text:style-name="T93">7. Precedes: </text:span><text:span text:style-name="T88">A relation between entities, expressing a 'sequence' schema. </text:span><text:span text:style-name="T93">In this case a Sequence of Past “</text:span><text:span text:style-name="T49">Football Team Match </text:span><text:span text:style-name="T50">Bet </text:span><text:span text:style-name="T93">Events” precedes the next “</text:span><text:span text:style-name="T49">Football Team Match </text:span><text:span text:style-name="T50">Bet”</text:span><text:span text:style-name="T93"> Event.</text:span></text:p>
      <text:p text:style-name="P78"><text:span text:style-name="T93">8. hasMemberEvent: a property connecting a </text:span><text:span text:style-name="T94">collection of consecutive events (“</text:span><text:span text:style-name="T49">Football Team Match </text:span><text:span text:style-name="T50">Bet </text:span><text:span text:style-name="T48">Series”</text:span><text:span text:style-name="T94">) to a</text:span><text:span text:style-name="T93"> single “</text:span><text:span text:style-name="T49">Football Team Match </text:span><text:span text:style-name="T50">Bet”</text:span><text:span text:style-name="T93"> Event </text:span><text:span text:style-name="T97">of the series</text:span><text:span text:style-name="T93">.</text:span></text:p>
      <text:p text:style-name="P78"><text:span text:style-name="T93">9. </text:span><text:span text:style-name="T98">is</text:span><text:span text:style-name="T97">A</text:span><text:span text:style-name="T98">Past/</text:span><text:span text:style-name="T97">The</text:span><text:span text:style-name="T98">NextEvent: a property defining if an Event like a </text:span><text:span text:style-name="T49">Football Team Match </text:span><text:span text:style-name="T50">Bet</text:span><text:span text:style-name="T98"> is the Next Event in a Process or if it belongs to a Sequence of Past Events.</text:span></text:p>
      <text:p text:style-name="P79"><text:span text:style-name="T93">1</text:span><text:span text:style-name="T88">0. influencedBy: a property defining some grade of influence to an Entity from another Entity; </text:span><text:span text:style-name="T99">in this case</text:span><text:span text:style-name="T88"> </text:span><text:span text:style-name="T100">an</text:span><text:span text:style-name="T88"> Opinion influenced by a </text:span><text:span text:style-name="T102">Winning Bet Situation as </text:span><text:span text:style-name="T107">O</text:span><text:span text:style-name="T102">utcome of </text:span><text:span text:style-name="T103">a past Event </text:span><text:span text:style-name="T102">(</text:span><text:span text:style-name="T49">Football Team Match </text:span><text:span text:style-name="T50">Bet</text:span><text:span text:style-name="T102">)</text:span><text:span text:style-name="T103"> </text:span><text:span text:style-name="T107">within</text:span><text:span text:style-name="T103"> </text:span><text:span text:style-name="T107">a </text:span><text:span text:style-name="T102">S</text:span><text:span text:style-name="T101">equence </text:span><text:span text:style-name="T103">composed by</text:span><text:span text:style-name="T102"> </text:span><text:span text:style-name="T107">the</text:span><text:span text:style-name="T103"> </text:span><text:span text:style-name="T102">same Event</text:span><text:span text:style-name="T107">s</text:span><text:span text:style-name="T102"> </text:span><text:span text:style-name="T104">that produce the same Winning </text:span><text:span text:style-name="T106">B</text:span><text:span text:style-name="T104">et Situation</text:span><text:span text:style-name="T102">.</text:span></text:p>
      <text:p text:style-name="P89"><text:span text:style-name="T78">1</text:span><text:span text:style-name="T79">1. sameAs: </text:span><text:span text:style-name="T76">The property that determines that two given individuals are equal. </text:span><text:span text:style-name="T77">In this case the </text:span><text:span text:style-name="T80">Winning/Losing </text:span><text:span text:style-name="T81">Bet</text:span><text:span text:style-name="T80"> Situation </text:span><text:span text:style-name="T81">as a consequence of the</text:span><text:span text:style-name="T77"> Outcome </text:span><text:span text:style-name="T81">in</text:span><text:span text:style-name="T77"> the </text:span><text:span text:style-name="T81">n</text:span><text:span text:style-name="T77">ext </text:span><text:span text:style-name="T39">Football Team Match </text:span><text:span text:style-name="T40">Bet </text:span><text:span text:style-name="T41">will be the same </text:span><text:span text:style-name="T42">as</text:span><text:span text:style-name="T41"> of a previous </text:span><text:span text:style-name="T39">Football Team Match </text:span><text:span text:style-name="T40">Bet.</text:span><text:span text:style-name="T41"> </text:span></text:p>
      <text:p text:style-name="P20"><text:span text:style-name="T148">12: hasParameterDataValue: </text:span><text:span text:style-name="T147">Parametrizes values from a datatype. </text:span><text:span text:style-name="T148">In this case is used for defining the minimum occurrences </text:span><text:span text:style-name="T149">(2)</text:span><text:span text:style-name="T148"> of the same Event (</text:span><text:span text:style-name="T131">Football Team Match </text:span><text:span text:style-name="T132">Bet</text:span><text:span text:style-name="T148">) that must compose the Sequence of Events in order to be valid.</text:span></text:p>
      <text:p text:style-name="P3">Key Concepts</text:p>
      <text:p text:style-name="P42">The followings represent some of the key concepts extracted from the user story that have been used to align some of the classes of <text:span text:style-name="T128">Hot Hand </text:span>Fallacy Ontology with the semantic frames contained in the Framester Hub.</text:p>
      <text:p text:style-name="P42"/>
      <text:p text:style-name="P46">Bettor</text:p>
      <text:p text:style-name="P52">Bet</text:p>
      <text:p text:style-name="P46">Match</text:p>
      <text:p text:style-name="P46">Fallacy</text:p>
      <text:p text:style-name="P46">Bias</text:p>
      <text:p text:style-name="P46">Cognitive</text:p>
      <text:p text:style-name="P46">Event</text:p>
      <text:p text:style-name="P46">Indipendent</text:p>
      <text:p text:style-name="P46">Sequence</text:p>
      <text:p text:style-name="P46">Row</text:p>
      <text:p text:style-name="P51">Victory</text:p>
      <text:p text:style-name="P46">Previous</text:p>
      <text:p text:style-name="P46">Next</text:p>
      <text:p text:style-name="P46">Football team</text:p>
      <text:p text:style-name="P46"><text:soft-page-break/>Belief</text:p>
      <text:p text:style-name="P46">Influence</text:p>
      <text:p text:style-name="P46">Decision</text:p>
      <text:p text:style-name="P46">Judgment</text:p>
      <text:p text:style-name="P46">Result</text:p>
      <text:p text:style-name="P46">Likelihood</text:p>
      <text:p text:style-name="P47">Success</text:p>
      <text:p text:style-name="P50">Streak<text:span text:style-name="T136">s</text:span></text:p>
      <text:p text:style-name="P30">Chosen Framster Frames</text:p>
      <text:p text:style-name="P43">These are the frames used for the alignment of the ontology ‘s classes:</text:p>
      <text:p text:style-name="P82"><text:span text:style-name="T23">Event</text:span><text:span text:style-name="T30"> (</text:span><text:a xlink:type="simple" xlink:href="https://w3id.org/framester/data/framestercore/Event" text:style-name="Internet_20_link" text:visited-style-name="Visited_20_Internet_20_Link"><text:span text:style-name="Internet_20_link"><text:span text:style-name="T34">https://w3id.org/framester/data/framestercore/Event</text:span></text:span></text:a><text:span text:style-name="T34">)</text:span></text:p>
      <text:p text:style-name="P56">An Event takes place at a Place and Time. Big earthquakes only happen along plate boundaries. INI The party will take place on Sunday in the all-you-can-eat buffet. </text:p>
      <text:p text:style-name="P82"><text:span text:style-name="T34">Occurence(</text:span><text:span text:style-name="T35">Football Team Match </text:span><text:span text:style-name="T36">Bet</text:span><text:span text:style-name="T34">)=&gt;Event</text:span></text:p>
      <text:p text:style-name="P82"><text:span text:style-name="T23">Activity </text:span><text:span text:style-name="T30">(</text:span><text:a xlink:type="simple" xlink:href="https://w3id.org/framester/data/framestercore/Activity" text:style-name="Internet_20_link" text:visited-style-name="Visited_20_Internet_20_Link"><text:span text:style-name="Internet_20_link"><text:span text:style-name="T38">https://w3id.org/framester/data/framestercore/Activity</text:span></text:span></text:a><text:span text:style-name="T30">)</text:span></text:p>
      <text:p text:style-name="P43">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82"><text:span text:style-name="T32">Chance</text:span><text:span text:style-name="T30">-Based Activity(</text:span><text:span text:style-name="T32">Sports Bettings</text:span><text:span text:style-name="T30">) =&gt; Activity</text:span></text:p>
      <text:p text:style-name="P82"><text:span text:style-name="T23">Possibilities </text:span><text:span text:style-name="T30">(https://w3id.org/framester/data/framestercore/Possibilities)</text:span></text:p>
      <text:p text:style-name="P43">There exist a number of different possible Events that may happen in the future. In most cases, there is an Agent involved who has to consider which of the possible Events will or should occur. A Salient_entity which is deeply involved in the Event may also be mentioned. You have but two choices for your daughter .</text:p>
      <text:p text:style-name="P43">Chance-based=&gt;Possibilities</text:p>
      <text:p text:style-name="P82"><text:span text:style-name="T23">Opinion </text:span><text:span text:style-name="T30">(</text:span><text:a xlink:type="simple" xlink:href="https://w3id.org/framester/data/framestercore/Opinion" text:style-name="Internet_20_link" text:visited-style-name="Visited_20_Internet_20_Link"><text:span text:style-name="Internet_20_link"><text:span text:style-name="T31">https://w3id.org/framester/data/framestercore/Opinion</text:span></text:span></text:a><text:span text:style-name="T30">)</text:span></text:p>
      <text:p text:style-name="P43">A Cognizer holds a particular Opinion, which may be portrayed as being about a particular Topic. John thinks that it looks better back . Well, my opinion about that is none of your business. What 's your take on the recent oil crisis ? Your view of Smithers as an excellent secretary is not shared by the rest of the UN. </text:p>
      <text:p text:style-name="P43">Judgment=&gt;Opinion</text:p>
      <text:p text:style-name="P82"><text:span text:style-name="T23">Sequence </text:span><text:span text:style-name="T30">(</text:span><text:a xlink:type="simple" xlink:href="https://w3id.org/framester/data/framestercore/Sequence" text:style-name="Internet_20_link" text:visited-style-name="Visited_20_Internet_20_Link"><text:span text:style-name="Internet_20_link"><text:span text:style-name="T38">https://w3id.org/framester/data/framestercore/Sequence</text:span></text:span></text:a><text:span text:style-name="T30">)</text:span></text:p>
      <text:p text:style-name="P43">The words in this frame describe entities that occur in some temporally-ordered sequence. The entities thus have some sort of relation between them that might be described by the Relative_time <text:soft-page-break/>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 </text:p>
      <text:p text:style-name="P38">Past Occurrences Series (<text:span text:style-name="T138">Football </text:span><text:span text:style-name="T129">Te</text:span><text:span text:style-name="T138">am </text:span><text:span text:style-name="T129">M</text:span><text:span text:style-name="T138">atch Series</text:span>)=&gt; Sequence</text:p>
      <text:p text:style-name="P82"><text:span text:style-name="T23">Process </text:span><text:span text:style-name="T30">(</text:span><text:a xlink:type="simple" xlink:href="https://w3id.org/framester/data/framestercore/Process" text:style-name="Internet_20_link" text:visited-style-name="Visited_20_Internet_20_Link"><text:span text:style-name="Internet_20_link"><text:span text:style-name="T38">https://w3id.org/framester/data/framestercore/Process</text:span></text:span></text:a><text:span text:style-name="T30">)</text:span></text:p>
      <text:p text:style-name="P43">This frame describes a complex event which lasts some amount of time, consisting of a beginning stage, a stage where the process is ongoing, and a finish or end. In some cases the process may pause, and then possibly resume. In this frame and its subframes, the distinguished argument is a Process, and there is no reference to an Entity which undergoes this Process or an Agent which initiates this Process. In formal terms, this frame refers to an overall controller x-schema (Narayanan 1997) with subframes corresponding to parts of the x-schema</text:p>
      <text:p text:style-name="P37">Process=&gt;Process</text:p>
      <text:p text:style-name="P82"><text:span text:style-name="T23">Outcome </text:span><text:span text:style-name="T30">(</text:span><text:a xlink:type="simple" xlink:href="https://w3id.org/framester/conceptnet/5.7.0/c/en/outcome" text:style-name="Internet_20_link" text:visited-style-name="Visited_20_Internet_20_Link"><text:span text:style-name="Internet_20_link"><text:span text:style-name="T38">https://w3id.org/framester/conceptnet/5.7.0/c/en/outcome</text:span></text:span></text:a><text:span text:style-name="T30">)</text:span></text:p>
      <text:p text:style-name="P45"><text:span text:style-name="T129">Result</text:span><text:span text:style-name="T144">(</text:span><text:span text:style-name="T142">Winning Bet)</text:span>=&gt; Outcome</text:p>
      <text:p text:style-name="P54">SuccessOrFailure<text:span text:style-name="T130"> (</text:span><text:a xlink:type="simple" xlink:href="https://w3id.org/framester/data/framestercore/SuccessOrFailure" text:style-name="Internet_20_link" text:visited-style-name="Visited_20_Internet_20_Link"><text:span text:style-name="T130">https://w3id.org/framester/data/framestercore/SuccessOrFailure</text:span></text:a><text:span text:style-name="T130">)</text:span></text:p>
      <text:p text:style-name="P48">An Agent has attempted to achieve a Goal, and the actual outcome of the Agent's action has been resolved, so that it either specifically matches the Agent's intent (e.g. success) or does not match it (e.g. failure). He pulled off his April Fool's Day prank by the barest of margins . Unfortunately, we weren't successful. DNI We failed miserably at getting the gay rights bill passed. </text:p>
      <text:p text:style-name="P49"><text:span text:style-name="T142">Winning Bet </text:span><text:span text:style-name="T143">Situation</text:span>=&gt;SuccessOrFailure</text:p>
      <text:p text:style-name="P47"/>
      <text:p text:style-name="P28">Entities used from other resources:</text:p>
      <text:p text:style-name="P53">DBpedia</text:p>
      <text:p text:style-name="P83"><text:span text:style-name="T23">Randomness:</text:span><text:span text:style-name="T30"> In common usage, randomness is the apparent or actual lack of pattern or predictability in events. A random sequence of events, symbols or steps often has no order and does not follow an intelligible pattern or combination. Individual random events are, by definition, unpredictable, but if the probability distribution is known, the frequency of different outcomes over repeated events (or "trials") is predictable. For example, when throwing two dice, the outcome of any particular roll is unpredictable, but a sum of 7 will tend to occur twice as often as 4. In this view, randomness is not haphazardness; it is a measure of uncertainty of an outcome. Randomness applies to concepts of chance, probability, and information entropy</text:span><text:span text:style-name="T23">.</text:span></text:p>
      <text:p text:style-name="P53">FOAF</text:p>
      <text:p text:style-name="P83"><text:span text:style-name="T23">Person</text:span><text:span text:style-name="T30">: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44">Participant=&gt;foaf:Person</text:p>
      <text:p text:style-name="P34"><text:span text:style-name="T139">Used </text:span>Content ODPs </text:p>
      <text:p text:style-name="P55">The following represent the Content Ontology Design Patterns adopted to model the <text:span text:style-name="T133">Hot Hand</text:span> Fallacy Ontology. Most of these ODP’s classes and properties have been used and combined together during the modeling process.</text:p>
      <text:p text:style-name="P60"><text:soft-page-break/>Affected By</text:p>
      <text:p text:style-name="P58">To represent properties/qualities that may affect the status of a feature of interest.</text:p>
      <text:p text:style-name="P63">(http://ontologydesignpatterns.org/wiki/Submissions:AffectedBy)</text:p>
      <text:h text:style-name="P90" text:outline-level="1" loext:marker-style-name="T33">An Ontology Design Pattern for Activity Reasoning </text:h>
      <text:p text:style-name="P87"><text:span text:style-name="T33">To incorporate the general two perspectives of activities: a workflow perspective, which are often observed in planning-related applications, and a spatiotemporal perspective, which are often found in geographic activity analysis. </text:span><text:span text:style-name="T43">(</text:span><text:a xlink:type="simple" xlink:href="http://ontologydesignpatterns.org/wiki/Submissions:An_Ontology_Design_Pattern_for_Activity_Reasoning" text:style-name="Internet_20_link" text:visited-style-name="Visited_20_Internet_20_Link"><text:span text:style-name="T43">http://ontologydesignpatterns.org/wiki/Submissions:An_Ontology_Design_Pattern_for_Activity_Reasoning</text:span></text:a><text:span text:style-name="T43">)</text:span></text:p>
      <text:p text:style-name="P87"><text:span text:style-name="T43"/></text:p>
      <text:p text:style-name="P61">Classification</text:p>
      <text:p text:style-name="P57">To represent the relations between concepts (roles, task, parameters) and entities (person, events, values), which concepts can be assigned to. To formalize the application (e.g. tagging) of informal knowledge organization systems such as lexica, thesauri, subject directories, folksonomies, etc., where concepts are first-order elements.</text:p>
      <text:p text:style-name="P65">(<text:a xlink:type="simple" xlink:href="http://ontologydesignpatterns.org/wiki/Submissions:Classification" text:style-name="Internet_20_link" text:visited-style-name="Visited_20_Internet_20_Link">http://ontologydesignpatterns.org/wiki/Submissions:Classification</text:a>)</text:p>
      <text:p text:style-name="P65"/>
      <text:p text:style-name="P62">DOLCE+DnS Ultralite ontology</text:p>
      <text:p text:style-name="P57">The DOLCE+DnS Ultralite ontology. It is a simplification of some parts of the DOLCE Lite-Plus library. It is a lightweight, easy-to-apply foundational ontology for modeling either physical or social contexts </text:p>
      <text:p text:style-name="P66">(http://www.ontologydesignpatterns.org/ont/dul/DUL.owl# )</text:p>
      <text:p text:style-name="P86"/>
      <text:p text:style-name="P62">Part Of</text:p>
      <text:p text:style-name="P57">To represents entities and their parts.</text:p>
      <text:p text:style-name="P66">(http://www.ontologydesignpatterns.org/cp/owl/partof.owl# )</text:p>
      <text:p text:style-name="P86"/>
      <text:p text:style-name="P62">Provenance</text:p>
      <text:p text:style-name="P59">Extracted core of PROV-O </text:p>
      <text:p text:style-name="P86"><text:span text:style-name="T44">(</text:span><text:a xlink:type="simple" xlink:href="http://ontologydesignpatterns.org/wiki/Submissions:Provenance" text:style-name="Internet_20_link" text:visited-style-name="Visited_20_Internet_20_Link"><text:span text:style-name="Internet_20_link"><text:span text:style-name="T44">http://ontologydesignpatterns.org/wiki/Submissions:Provenance</text:span></text:span></text:a><text:span text:style-name="T44">)</text:span></text:p>
      <text:p text:style-name="P81"/>
      <text:p text:style-name="P62">RecurrentEventSeries</text:p>
      <text:p text:style-name="P88"><text:span text:style-name="T37">To represent recurrent event series as situations and collections of consecutive events, with a regular time period between events and unifying factors.</text:span><text:span text:style-name="T44"> (http://ontologydesignpatterns.org/wiki/Submissions:RecurrentEventSeries)</text:span></text:p>
      <text:p text:style-name="P81"/>
      <text:p text:style-name="P22">Sequence</text:p>
      <text:p text:style-name="P59">To represent sequence schemas. It defines the notion of transitive and intransitive precedence and their inverses. It can then be used between tasks, processes, time intervals, spatially locate objects, situations, etc. </text:p>
      <text:p text:style-name="P64">(http://ontologydesignpatterns.org/wiki/Submissions:Sequence)</text:p>
      <text:p text:style-name="P47"/>
      <text:p text:style-name="P47"/>
      <text:p text:style-name="P31"/>
      <text:p text:style-name="P31"/>
      <text:p text:style-name="P31"/>
      <text:p text:style-name="P31"><text:soft-page-break/>Bibliography</text:p>
      <text:p text:style-name="P12">Following resources have been used to have a better understanding of the <text:span text:style-name="T133">Hot Hand Fallacy </text:span>Bias:</text:p>
      <text:p text:style-name="P85"><text:span text:style-name="T135">Wikipedia</text:span><text:span text:style-name="T85">, </text:span><text:span text:style-name="T86">Hot Hand Fallacy</text:span><text:span text:style-name="T85">, (</text:span><text:a xlink:type="simple" xlink:href="https://en.wikipedia.org/wiki/Hot_hand" text:style-name="Internet_20_link" text:visited-style-name="Visited_20_Internet_20_Link"><text:span text:style-name="T85">https://en.wikipedia.org/wiki/Hot_hand</text:span></text:a><text:span text:style-name="T85">);</text:span></text:p>
      <text:p text:style-name="P85"><text:span text:style-name="T30"/></text:p>
      <text:p text:style-name="P85"><text:span text:style-name="T134">James Sundali, Rachel Croson</text:span><text:span text:style-name="T75">, </text:span><text:span text:style-name="T82">Biases in casino betting: The hot hand and the gambler’s fallacy </text:span><text:span text:style-name="T83">in </text:span><text:span text:style-name="T82">Judgment and Decision Making</text:span><text:span text:style-name="T83">, Vol. 1, Issue 1 (2006), pp. 1 – 12, (DOI:</text:span><text:a xlink:type="simple" xlink:href="https://doi.org/10.1017/S1930297500000309" office:target-frame-name="_blank" xlink:show="new" text:style-name="Internet_20_link" text:visited-style-name="Visited_20_Internet_20_Link"><text:span text:style-name="Internet_20_link"><text:span text:style-name="T84">https://doi.org/10.1017/S1930297500000309</text:span></text:span></text:a><text:span text:style-name="T83"> )</text:span></text:p>
      <text:p text:style-name="P11"/>
      <text:p text:style-name="P32">Final Notes</text:p>
      <text:p text:style-name="P33"/>
      <text:p text:style-name="P91"><text:span text:style-name="T51">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text:span><text:span text:style-name="T52">I</text:span><text:span text:style-name="T51">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1" style:family="paragraph">
      <loext:graphic-properties draw:fill="none" draw:fill-color="#ffffff"/>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vertical-align="auto" style:snap-to-layout-grid="tru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false" fo:background-color="transparent"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ucida Sans" style:font-family-complex="'Lucida Sans'" style:font-family-generic-complex="swiss"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0H27M47S</meta:editing-duration>
    <meta:editing-cycles>57</meta:editing-cycles>
    <meta:generator>LibreOffice/7.6.2.1$Windows_X86_64 LibreOffice_project/56f7684011345957bbf33a7ee678afaf4d2ba333</meta:generator>
    <dc:date>2023-11-12T13:12:47.780000000</dc:date>
    <meta:document-statistic meta:table-count="0" meta:image-count="0" meta:object-count="0" meta:page-count="8" meta:paragraph-count="142" meta:word-count="2863" meta:character-count="18476" meta:non-whitespace-character-count="15742"/>
    <meta:user-defined meta:name="Info 1"/>
    <meta:user-defined meta:name="Info 2"/>
    <meta:user-defined meta:name="Info 3"/>
    <meta:user-defined meta:name="Info 4"/>
  </office:meta>
</office:document-meta>
</file>